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daf15" officeooo:paragraph-rsid="001daf15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24pt" fo:font-weight="normal" officeooo:rsid="001daf15" officeooo:paragraph-rsid="001daf15" style:font-size-asian="24pt" style:font-weight-asian="normal" style:font-size-complex="2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daf15" officeooo:paragraph-rsid="001daf1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style="italic" fo:font-weight="normal" officeooo:rsid="001daf15" officeooo:paragraph-rsid="001daf15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1daf15" officeooo:paragraph-rsid="001daf15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23c56b" officeooo:paragraph-rsid="0023c56b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daf15" officeooo:paragraph-rsid="001daf15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fd213" officeooo:paragraph-rsid="001fd21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0c828" officeooo:paragraph-rsid="0021bf3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3c56b" officeooo:paragraph-rsid="0023c56b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ans" fo:font-size="12pt" fo:font-style="normal" fo:font-weight="normal" officeooo:rsid="001daf15" officeooo:paragraph-rsid="001daf1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ans" fo:font-size="12pt" fo:font-style="normal" fo:font-weight="normal" officeooo:rsid="001daf15" officeooo:paragraph-rsid="001e67a5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ans" fo:font-size="12pt" fo:font-style="normal" fo:font-weight="normal" officeooo:rsid="001e67a5" officeooo:paragraph-rsid="001e67a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ans" fo:font-size="12pt" fo:font-style="normal" fo:font-weight="normal" officeooo:rsid="001e67a5" officeooo:paragraph-rsid="001fd21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3c56b" officeooo:paragraph-rsid="0023c56b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3c56b" officeooo:paragraph-rsid="002a52f1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3c56b" officeooo:paragraph-rsid="002dd3b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3c56b" officeooo:paragraph-rsid="002fcb1a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3c56b" officeooo:paragraph-rsid="0042e1e8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3c56b" officeooo:paragraph-rsid="0047b1c7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3c56b" officeooo:paragraph-rsid="004941b7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3">
      <style:paragraph-properties fo:text-align="start" style:justify-single-word="false"/>
      <style:text-properties style:font-name="Liberation Sans" fo:font-size="12pt" fo:font-style="normal" fo:font-weight="normal" officeooo:rsid="0023c56b" officeooo:paragraph-rsid="0053cc01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4">
      <style:paragraph-properties fo:text-align="start" style:justify-single-word="false"/>
      <style:text-properties style:font-name="Liberation Sans" fo:font-size="12pt" fo:font-style="normal" fo:font-weight="normal" officeooo:rsid="0023c56b" officeooo:paragraph-rsid="002a52f1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3c56b" officeooo:paragraph-rsid="008a0f3b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3c56b" officeooo:paragraph-rsid="008ff7a8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0">
      <style:paragraph-properties fo:line-height="115%" fo:text-align="start" style:justify-single-word="false"/>
      <style:text-properties style:font-name="Liberation Sans" fo:font-size="12pt" fo:font-style="normal" fo:font-weight="normal" officeooo:rsid="0023c56b" officeooo:paragraph-rsid="0045137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42">
      <style:paragraph-properties fo:line-height="115%" fo:text-align="start" style:justify-single-word="false"/>
      <style:text-properties style:font-name="Liberation Sans" fo:font-size="12pt" fo:font-style="normal" fo:font-weight="normal" officeooo:rsid="0023c56b" officeooo:paragraph-rsid="008ff7a8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0">
      <style:paragraph-properties fo:line-height="115%" fo:text-align="start" style:justify-single-word="false"/>
      <style:text-properties style:font-name="Liberation Sans" fo:font-size="12pt" fo:font-style="normal" fo:font-weight="normal" officeooo:rsid="00451370" officeooo:paragraph-rsid="00451370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47b1c7" officeooo:paragraph-rsid="004941b7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4941b7" officeooo:paragraph-rsid="004988c2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4">
      <style:paragraph-properties fo:text-align="start" style:justify-single-word="false"/>
      <style:text-properties style:font-name="Liberation Sans" fo:font-size="12pt" fo:font-style="normal" fo:font-weight="normal" officeooo:rsid="004941b7" officeooo:paragraph-rsid="004941b7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5">
      <style:paragraph-properties fo:text-align="start" style:justify-single-word="false"/>
      <style:text-properties style:font-name="Liberation Sans" fo:font-size="12pt" fo:font-style="normal" fo:font-weight="normal" officeooo:rsid="004941b7" officeooo:paragraph-rsid="004941b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5">
      <style:paragraph-properties fo:text-align="start" style:justify-single-word="false"/>
      <style:text-properties style:font-name="Liberation Sans" fo:font-size="12pt" fo:font-style="normal" fo:font-weight="normal" officeooo:rsid="004941b7" officeooo:paragraph-rsid="004988c2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26">
      <style:paragraph-properties fo:text-align="start" style:justify-single-word="false"/>
      <style:text-properties style:font-name="Liberation Sans" fo:font-size="12pt" fo:font-style="normal" fo:font-weight="normal" officeooo:rsid="004941b7" officeooo:paragraph-rsid="004941b7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4941b7" officeooo:paragraph-rsid="0089633c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4988c2" officeooo:paragraph-rsid="004988c2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7">
      <style:paragraph-properties fo:text-align="start" style:justify-single-word="false"/>
      <style:text-properties style:font-name="Liberation Sans" fo:font-size="12pt" fo:font-style="normal" fo:font-weight="normal" officeooo:rsid="004988c2" officeooo:paragraph-rsid="004988c2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3">
      <style:paragraph-properties fo:text-align="start" style:justify-single-word="false"/>
      <style:text-properties style:font-name="Liberation Sans" fo:font-size="12pt" fo:font-style="normal" fo:font-weight="normal" officeooo:rsid="0053cc01" officeooo:paragraph-rsid="0053cc01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5">
      <style:paragraph-properties fo:text-align="start" style:justify-single-word="false"/>
      <style:text-properties style:font-name="Liberation Sans" fo:font-size="12pt" fo:font-style="normal" fo:font-weight="normal" officeooo:rsid="0053cc01" officeooo:paragraph-rsid="0053cc01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9">
      <style:paragraph-properties fo:line-height="115%" fo:text-align="start" style:justify-single-word="false"/>
      <style:text-properties style:font-name="Liberation Sans" fo:font-size="12pt" fo:font-style="normal" fo:font-weight="normal" officeooo:rsid="00736fc9" officeooo:paragraph-rsid="00736fc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30">
      <style:paragraph-properties fo:line-height="115%" fo:text-align="start" style:justify-single-word="false"/>
      <style:text-properties style:font-name="Liberation Sans" fo:font-size="12pt" fo:font-style="normal" fo:font-weight="normal" officeooo:rsid="00736fc9" officeooo:paragraph-rsid="00736fc9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736fc9" officeooo:paragraph-rsid="00736fc9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31">
      <style:paragraph-properties fo:line-height="115%" fo:text-align="start" style:justify-single-word="false"/>
      <style:text-properties style:font-name="Liberation Sans" fo:font-size="12pt" fo:font-style="normal" fo:font-weight="normal" officeooo:rsid="00736fc9" officeooo:paragraph-rsid="00736fc9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32">
      <style:paragraph-properties fo:line-height="115%" fo:text-align="start" style:justify-single-word="false"/>
      <style:text-properties style:font-name="Liberation Sans" fo:font-size="12pt" fo:font-style="normal" fo:font-weight="normal" officeooo:rsid="00736fc9" officeooo:paragraph-rsid="00736fc9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736fc9" officeooo:paragraph-rsid="0074193d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34">
      <style:paragraph-properties fo:line-height="115%" fo:text-align="start" style:justify-single-word="false"/>
      <style:text-properties style:font-name="Liberation Sans" fo:font-size="12pt" fo:font-style="normal" fo:font-weight="normal" officeooo:rsid="0074193d" officeooo:paragraph-rsid="0074193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35">
      <style:paragraph-properties fo:line-height="115%" fo:text-align="start" style:justify-single-word="false"/>
      <style:text-properties style:font-name="Liberation Sans" fo:font-size="12pt" fo:font-style="normal" fo:font-weight="normal" officeooo:rsid="0074193d" officeooo:paragraph-rsid="0074193d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33">
      <style:paragraph-properties fo:line-height="115%" fo:text-align="start" style:justify-single-word="false"/>
      <style:text-properties style:font-name="Liberation Sans" fo:font-size="12pt" fo:font-style="normal" fo:font-weight="normal" officeooo:rsid="0074193d" officeooo:paragraph-rsid="0074193d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36">
      <style:paragraph-properties fo:line-height="115%" fo:text-align="start" style:justify-single-word="false"/>
      <style:text-properties style:font-name="Liberation Sans" fo:font-size="12pt" fo:font-style="normal" fo:font-weight="normal" officeooo:rsid="0074193d" officeooo:paragraph-rsid="0074193d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29">
      <style:paragraph-properties fo:line-height="115%" fo:text-align="start" style:justify-single-word="false"/>
      <style:text-properties style:font-name="Liberation Sans" fo:font-size="12pt" fo:font-style="normal" fo:font-weight="normal" officeooo:rsid="00756a25" officeooo:paragraph-rsid="00756a25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30">
      <style:paragraph-properties fo:line-height="115%" fo:text-align="start" style:justify-single-word="false"/>
      <style:text-properties style:font-name="Liberation Sans" fo:font-size="12pt" fo:font-style="normal" fo:font-weight="normal" officeooo:rsid="0076d8df" officeooo:paragraph-rsid="0076d8df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37">
      <style:paragraph-properties fo:line-height="115%" fo:text-align="start" style:justify-single-word="false"/>
      <style:text-properties style:font-name="Liberation Sans" fo:font-size="12pt" fo:font-style="normal" fo:font-weight="normal" officeooo:rsid="00877ca6" officeooo:paragraph-rsid="00877ca6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37">
      <style:paragraph-properties fo:line-height="115%" fo:text-align="start" style:justify-single-word="false"/>
      <style:text-properties style:font-name="Liberation Sans" fo:font-size="12pt" fo:font-style="normal" fo:font-weight="normal" officeooo:rsid="0089633c" officeooo:paragraph-rsid="0089633c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41">
      <style:paragraph-properties fo:line-height="115%" fo:text-align="start" style:justify-single-word="false"/>
      <style:text-properties style:font-name="Liberation Sans" fo:font-size="12pt" fo:font-style="normal" fo:font-weight="normal" officeooo:rsid="008a0f3b" officeooo:paragraph-rsid="008a0f3b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44">
      <style:paragraph-properties fo:line-height="115%" fo:text-align="start" style:justify-single-word="false"/>
      <style:text-properties style:font-name="Liberation Sans" fo:font-size="12pt" fo:font-style="normal" fo:font-weight="normal" officeooo:rsid="008a0f3b" officeooo:paragraph-rsid="008a0f3b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42">
      <style:paragraph-properties fo:line-height="115%" fo:text-align="start" style:justify-single-word="false"/>
      <style:text-properties style:font-name="Liberation Sans" fo:font-size="12pt" fo:font-style="normal" fo:font-weight="normal" officeooo:rsid="008a0f3b" officeooo:paragraph-rsid="008ff7a8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42">
      <style:paragraph-properties fo:line-height="115%" fo:text-align="start" style:justify-single-word="false"/>
      <style:text-properties style:font-name="Liberation Sans" fo:font-size="12pt" fo:font-style="normal" fo:font-weight="normal" officeooo:rsid="008b6fb9" officeooo:paragraph-rsid="008ff7a8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44">
      <style:paragraph-properties fo:line-height="115%" fo:text-align="start" style:justify-single-word="false"/>
      <style:text-properties style:font-name="Liberation Sans" fo:font-size="12pt" fo:font-style="normal" fo:font-weight="normal" officeooo:rsid="008b6fb9" officeooo:paragraph-rsid="008b6fb9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45">
      <style:paragraph-properties fo:line-height="115%" fo:text-align="start" style:justify-single-word="false"/>
      <style:text-properties style:font-name="Liberation Sans" fo:font-size="12pt" fo:font-style="normal" fo:font-weight="normal" officeooo:rsid="008b6fb9" officeooo:paragraph-rsid="008b6fb9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49">
      <style:paragraph-properties fo:line-height="115%" fo:text-align="start" style:justify-single-word="false"/>
      <style:text-properties style:font-name="Liberation Sans" fo:font-size="12pt" fo:font-style="normal" fo:font-weight="normal" officeooo:rsid="008b6fb9" officeooo:paragraph-rsid="008ff7a8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50">
      <style:paragraph-properties fo:line-height="115%" fo:text-align="start" style:justify-single-word="false"/>
      <style:text-properties style:font-name="Liberation Sans" fo:font-size="12pt" fo:font-style="normal" fo:font-weight="normal" officeooo:rsid="008be246" officeooo:paragraph-rsid="008ff7a8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51">
      <style:paragraph-properties fo:line-height="115%" fo:text-align="start" style:justify-single-word="false"/>
      <style:text-properties style:font-name="Liberation Sans" fo:font-size="12pt" fo:font-style="normal" fo:font-weight="normal" officeooo:rsid="008be246" officeooo:paragraph-rsid="008ff7a8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45">
      <style:paragraph-properties fo:line-height="115%" fo:text-align="start" style:justify-single-word="false"/>
      <style:text-properties style:font-name="Liberation Sans" fo:font-size="12pt" fo:font-style="normal" fo:font-weight="normal" officeooo:rsid="008d40af" officeooo:paragraph-rsid="008d40af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50">
      <style:paragraph-properties fo:line-height="115%" fo:text-align="start" style:justify-single-word="false"/>
      <style:text-properties style:font-name="Liberation Sans" fo:font-size="12pt" fo:font-style="normal" fo:font-weight="normal" officeooo:rsid="008ff7a8" officeooo:paragraph-rsid="008ff7a8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51">
      <style:paragraph-properties fo:line-height="115%" fo:text-align="start" style:justify-single-word="false"/>
      <style:text-properties style:font-name="Liberation Sans" fo:font-size="12pt" fo:font-style="normal" fo:font-weight="normal" officeooo:rsid="008ff7a8" officeooo:paragraph-rsid="008ff7a8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ans" fo:font-size="12pt" fo:font-style="normal" fo:font-weight="bold" officeooo:rsid="0023c56b" officeooo:paragraph-rsid="008a0f3b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ans" fo:font-size="12pt" fo:font-style="normal" fo:font-weight="bold" officeooo:rsid="0023c56b" officeooo:paragraph-rsid="002dd3bd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ans" fo:font-size="12pt" fo:font-style="normal" fo:font-weight="bold" officeooo:rsid="0023c56b" officeooo:paragraph-rsid="008ff7a8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ans" fo:font-size="12pt" fo:font-style="normal" fo:font-weight="bold" officeooo:rsid="00736fc9" officeooo:paragraph-rsid="00736fc9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736fc9" officeooo:paragraph-rsid="0074193d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23c56b" officeooo:paragraph-rsid="002a52f1" style:font-size-asian="10.5pt" style:font-style-asian="italic" style:font-weight-asian="bold" style:font-size-complex="12pt" style:font-style-complex="italic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23c56b" officeooo:paragraph-rsid="002dd3bd" style:font-size-asian="10.5pt" style:font-style-asian="italic" style:font-weight-asian="bold" style:font-size-complex="12pt" style:font-style-complex="italic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23c56b" officeooo:paragraph-rsid="002fcb1a" style:font-size-asian="10.5pt" style:font-style-asian="italic" style:font-weight-asian="bold" style:font-size-complex="12pt" style:font-style-complex="italic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23c56b" officeooo:paragraph-rsid="003167ff" style:font-size-asian="10.5pt" style:font-style-asian="italic" style:font-weight-asian="bold" style:font-size-complex="12pt" style:font-style-complex="italic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23c56b" officeooo:paragraph-rsid="0042e1e8" style:font-size-asian="10.5pt" style:font-style-asian="italic" style:font-weight-asian="bold" style:font-size-complex="12pt" style:font-style-complex="italic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23c56b" officeooo:paragraph-rsid="004941b7" style:font-size-asian="10.5pt" style:font-style-asian="italic" style:font-weight-asian="bold" style:font-size-complex="12pt" style:font-style-complex="italic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23c56b" officeooo:paragraph-rsid="0089633c" style:font-size-asian="10.5pt" style:font-style-asian="italic" style:font-weight-asian="bold" style:font-size-complex="12pt" style:font-style-complex="italic" style:font-weight-complex="bold"/>
    </style:style>
    <style:style style:name="P78" style:family="paragraph" style:parent-style-name="Standard">
      <style:paragraph-properties fo:text-align="center" style:justify-single-word="false"/>
      <style:text-properties style:font-name="Liberation Sans" fo:font-size="12pt" fo:font-style="italic" fo:font-weight="bold" officeooo:rsid="001daf15" officeooo:paragraph-rsid="001daf15" style:font-size-asian="10.5pt" style:font-style-asian="italic" style:font-weight-asian="bold" style:font-size-complex="12pt" style:font-style-complex="italic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4941b7" officeooo:paragraph-rsid="004941b7" style:font-size-asian="10.5pt" style:font-style-asian="italic" style:font-weight-asian="bold" style:font-size-complex="12pt" style:font-style-complex="italic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4988c2" officeooo:paragraph-rsid="004988c2" style:font-size-asian="10.5pt" style:font-style-asian="italic" style:font-weight-asian="bold" style:font-size-complex="12pt" style:font-style-complex="italic" style:font-weight-complex="bold"/>
    </style:style>
    <style:style style:name="P81" style:family="paragraph" style:parent-style-name="Standard">
      <style:paragraph-properties fo:line-height="115%" fo:text-align="start" style:justify-single-word="false"/>
      <style:text-properties style:font-name="Liberation Sans" fo:font-size="12pt" fo:font-style="italic" fo:font-weight="bold" officeooo:rsid="00736fc9" officeooo:paragraph-rsid="00736fc9" style:font-size-asian="10.5pt" style:font-style-asian="italic" style:font-weight-asian="bold" style:font-size-complex="12pt" style:font-style-complex="italic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877ca6" officeooo:paragraph-rsid="00877ca6" style:font-size-asian="10.5pt" style:font-style-asian="italic" style:font-weight-asian="bold" style:font-size-complex="12pt" style:font-style-complex="italic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8a0f3b" officeooo:paragraph-rsid="008a0f3b" style:font-size-asian="10.5pt" style:font-style-asian="italic" style:font-weight-asian="bold" style:font-size-complex="12pt" style:font-style-complex="italic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8a0f3b" officeooo:paragraph-rsid="008ff7a8" style:font-size-asian="10.5pt" style:font-style-asian="italic" style:font-weight-asian="bold" style:font-size-complex="12pt" style:font-style-complex="italic" style:font-weight-complex="bold"/>
    </style:style>
    <style:style style:name="P85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1daf15" officeooo:paragraph-rsid="001daf15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center" style:justify-single-word="false"/>
      <style:text-properties style:font-name="Liberation Sans" fo:font-size="14pt" fo:font-style="normal" fo:font-weight="normal" officeooo:rsid="0023c56b" officeooo:paragraph-rsid="002dd3bd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style:font-name="Liberation Sans" fo:font-size="14pt" fo:font-style="normal" fo:font-weight="normal" officeooo:rsid="0023c56b" officeooo:paragraph-rsid="008a0f3b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ans" fo:font-size="14pt" fo:font-style="normal" fo:font-weight="bold" officeooo:rsid="00736fc9" officeooo:paragraph-rsid="00736fc9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paragraph-properties fo:line-height="115%" fo:text-align="start" style:justify-single-word="false"/>
      <style:text-properties style:font-name="Liberation Sans" fo:font-size="14pt" fo:font-style="normal" fo:font-weight="bold" officeooo:rsid="00736fc9" officeooo:paragraph-rsid="00736fc9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style:paragraph-properties fo:line-height="115%" fo:text-align="start" style:justify-single-word="false"/>
      <style:text-properties style:font-name="Liberation Sans" fo:font-size="14pt" fo:font-style="normal" fo:font-weight="bold" officeooo:rsid="0074193d" officeooo:paragraph-rsid="0074193d" style:font-size-asian="14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ans" fo:font-size="13pt" fo:font-style="normal" fo:font-weight="bold" officeooo:rsid="001daf15" officeooo:paragraph-rsid="001daf15" style:font-size-asian="13pt" style:font-style-asian="normal" style:font-weight-asian="bold" style:font-size-complex="13pt" style:font-style-complex="normal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ans" fo:font-size="13pt" fo:font-style="normal" fo:font-weight="bold" officeooo:rsid="001fd213" officeooo:paragraph-rsid="001fd213" style:font-size-asian="13pt" style:font-style-asian="normal" style:font-weight-asian="bold" style:font-size-complex="13pt" style:font-style-complex="normal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ans" fo:font-size="13pt" fo:font-style="normal" fo:font-weight="bold" officeooo:rsid="0023c56b" officeooo:paragraph-rsid="0023c56b" style:font-size-asian="13pt" style:font-style-asian="normal" style:font-weight-asian="bold" style:font-size-complex="13pt" style:font-style-complex="normal" style:font-weight-complex="bold"/>
    </style:style>
    <style:style style:name="P94" style:family="paragraph" style:parent-style-name="Standard">
      <style:paragraph-properties fo:text-align="center" style:justify-single-word="false"/>
      <style:text-properties style:font-name="Liberation Sans" fo:font-size="13pt" fo:font-style="italic" fo:font-weight="bold" officeooo:rsid="0023c56b" officeooo:paragraph-rsid="0047b1c7" style:font-size-asian="13pt" style:font-style-asian="italic" style:font-weight-asian="bold" style:font-size-complex="13pt" style:font-style-complex="italic" style:font-weight-complex="bold"/>
    </style:style>
    <style:style style:name="P95" style:family="paragraph" style:parent-style-name="Standard">
      <style:paragraph-properties fo:text-align="center" style:justify-single-word="false"/>
      <style:text-properties style:font-name="Liberation Sans" fo:font-size="13.5pt" fo:font-style="normal" fo:font-weight="normal" officeooo:rsid="0023c56b" officeooo:paragraph-rsid="002a52f1" style:font-size-asian="13.5pt" style:font-style-asian="normal" style:font-weight-asian="normal" style:font-size-complex="13.5pt" style:font-style-complex="normal" style:font-weight-complex="normal"/>
    </style:style>
    <style:style style:name="P96" style:family="paragraph" style:parent-style-name="Standard">
      <style:paragraph-properties fo:text-align="center" style:justify-single-word="false"/>
      <style:text-properties style:font-name="Liberation Sans" fo:font-size="13.5pt" fo:font-style="normal" fo:font-weight="normal" officeooo:rsid="0023c56b" officeooo:paragraph-rsid="002fcb1a" style:font-size-asian="13.5pt" style:font-style-asian="normal" style:font-weight-asian="normal" style:font-size-complex="13.5pt" style:font-style-complex="normal" style:font-weight-complex="normal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3.5pt" fo:font-style="normal" fo:font-weight="normal" officeooo:rsid="0023c56b" officeooo:paragraph-rsid="0042e1e8" style:font-size-asian="13.5pt" style:font-style-asian="normal" style:font-weight-asian="normal" style:font-size-complex="13.5pt" style:font-style-complex="normal" style:font-weight-complex="normal"/>
    </style:style>
    <style:style style:name="P98" style:family="paragraph" style:parent-style-name="Standard">
      <style:paragraph-properties fo:text-align="center" style:justify-single-word="false"/>
      <style:text-properties style:font-name="Liberation Sans" fo:font-size="13.5pt" fo:font-style="normal" fo:font-weight="normal" officeooo:rsid="0023c56b" officeooo:paragraph-rsid="004941b7" style:font-size-asian="13.5pt" style:font-style-asian="normal" style:font-weight-asian="normal" style:font-size-complex="13.5pt" style:font-style-complex="normal" style:font-weight-complex="normal"/>
    </style:style>
    <style:style style:name="P99" style:family="paragraph" style:parent-style-name="Standard">
      <style:paragraph-properties fo:text-align="center" style:justify-single-word="false"/>
      <style:text-properties style:font-name="Liberation Sans" fo:font-size="20pt" fo:font-style="italic" fo:font-weight="bold" officeooo:rsid="001daf15" officeooo:paragraph-rsid="002dd3bd" style:font-size-asian="20pt" style:font-style-asian="italic" style:font-weight-asian="bold" style:font-size-complex="20pt" style:font-style-complex="italic" style:font-weight-complex="bold"/>
    </style:style>
    <style:style style:name="P100" style:family="paragraph" style:parent-style-name="Standard">
      <style:paragraph-properties fo:text-align="center" style:justify-single-word="false"/>
      <style:text-properties style:font-name="Liberation Sans" fo:font-size="20pt" fo:font-style="italic" fo:font-weight="bold" officeooo:rsid="001daf15" officeooo:paragraph-rsid="0042e1e8" style:font-size-asian="20pt" style:font-style-asian="italic" style:font-weight-asian="bold" style:font-size-complex="20pt" style:font-style-complex="italic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ans" fo:font-size="20pt" fo:font-style="italic" fo:font-weight="bold" officeooo:rsid="001daf15" officeooo:paragraph-rsid="00736fc9" style:font-size-asian="20pt" style:font-style-asian="italic" style:font-weight-asian="bold" style:font-size-complex="20pt" style:font-style-complex="italic" style:font-weight-complex="bold"/>
    </style:style>
    <style:style style:name="P102" style:family="paragraph" style:parent-style-name="Standard">
      <style:paragraph-properties fo:text-align="center" style:justify-single-word="false"/>
      <style:text-properties style:font-name="Liberation Sans" fo:font-size="11pt" fo:font-style="italic" fo:font-weight="normal" officeooo:rsid="0047b1c7" officeooo:paragraph-rsid="004941b7" style:font-size-asian="11pt" style:font-style-asian="italic" style:font-weight-asian="normal" style:font-size-complex="11pt" style:font-style-complex="italic" style:font-weight-complex="normal"/>
    </style:style>
    <style:style style:name="P103" style:family="paragraph" style:parent-style-name="Standard">
      <style:paragraph-properties fo:text-align="center" style:justify-single-word="false"/>
      <style:text-properties style:font-name="Liberation Sans" fo:font-size="11pt" fo:font-style="italic" fo:font-weight="normal" officeooo:rsid="0047b1c7" officeooo:paragraph-rsid="0062b7bd" style:font-size-asian="11pt" style:font-style-asian="italic" style:font-weight-asian="normal" style:font-size-complex="11pt" style:font-style-complex="italic" style:font-weight-complex="normal"/>
    </style:style>
    <style:style style:name="P104" style:family="paragraph" style:parent-style-name="Standard" style:list-style-name="L22">
      <style:paragraph-properties fo:text-align="start" style:justify-single-word="false"/>
      <style:text-properties officeooo:paragraph-rsid="0053cc01"/>
    </style:style>
    <style:style style:name="P105" style:family="paragraph" style:parent-style-name="Standard" style:list-style-name="L39">
      <style:paragraph-properties fo:text-align="start" style:justify-single-word="false"/>
      <style:text-properties officeooo:paragraph-rsid="0089633c"/>
    </style:style>
    <style:style style:name="P106" style:family="paragraph" style:parent-style-name="Standard" style:list-style-name="L40">
      <style:paragraph-properties fo:text-align="start" style:justify-single-word="false"/>
      <style:text-properties officeooo:paragraph-rsid="0089633c"/>
    </style:style>
    <style:style style:name="P107" style:family="paragraph" style:parent-style-name="Standard" style:list-style-name="L43">
      <style:paragraph-properties fo:line-height="115%" fo:text-align="start" style:justify-single-word="false"/>
      <style:text-properties fo:font-style="normal" officeooo:rsid="008d40af" officeooo:paragraph-rsid="008d40af" style:font-style-asian="normal" style:font-style-complex="normal"/>
    </style:style>
    <style:style style:name="P108" style:family="paragraph" style:parent-style-name="Standard" style:list-style-name="L43">
      <style:paragraph-properties fo:line-height="115%" fo:text-align="start" style:justify-single-word="false"/>
      <style:text-properties fo:font-style="normal" officeooo:paragraph-rsid="008a0f3b" style:font-style-asian="normal" style:font-style-complex="normal"/>
    </style:style>
    <style:style style:name="P109" style:family="paragraph" style:parent-style-name="Standard">
      <style:paragraph-properties fo:text-align="center" style:justify-single-word="false"/>
      <style:text-properties style:font-name="Arial" fo:font-size="13.5pt" officeooo:paragraph-rsid="002a52f1" style:font-size-asian="13.5pt" style:font-size-complex="13.5pt"/>
    </style:style>
    <style:style style:name="P110" style:family="paragraph" style:parent-style-name="Standard">
      <style:paragraph-properties fo:line-height="115%" fo:text-align="start" style:justify-single-word="false"/>
      <style:text-properties officeooo:paragraph-rsid="00736fc9"/>
    </style:style>
    <style:style style:name="P111" style:family="paragraph" style:parent-style-name="Standard" style:list-style-name="L38">
      <style:paragraph-properties fo:line-height="115%" fo:text-align="start" style:justify-single-word="false"/>
      <style:text-properties officeooo:paragraph-rsid="00877ca6"/>
    </style:style>
    <style:style style:name="P112" style:family="paragraph" style:parent-style-name="Standard" style:list-style-name="L38">
      <style:paragraph-properties fo:line-height="115%" fo:text-align="start" style:justify-single-word="false"/>
      <style:text-properties officeooo:rsid="00877ca6" officeooo:paragraph-rsid="00877ca6"/>
    </style:style>
    <style:style style:name="P113" style:family="paragraph" style:parent-style-name="Standard">
      <style:paragraph-properties fo:text-align="center" style:justify-single-word="false" fo:break-before="page"/>
      <style:text-properties style:font-name="Liberation Sans" fo:font-size="20pt" fo:font-style="italic" fo:font-weight="bold" officeooo:rsid="001daf15" officeooo:paragraph-rsid="002c27ae" style:font-size-asian="20pt" style:font-style-asian="italic" style:font-weight-asian="bold" style:font-size-complex="20pt" style:font-style-complex="italic" style:font-weight-complex="bold"/>
    </style:style>
    <style:style style:name="P114" style:family="paragraph" style:parent-style-name="Standard">
      <style:paragraph-properties fo:text-align="center" style:justify-single-word="false" fo:break-before="page"/>
      <style:text-properties style:font-name="Liberation Sans" fo:font-size="20pt" fo:font-style="italic" fo:font-weight="bold" officeooo:rsid="001daf15" officeooo:paragraph-rsid="002dd3bd" style:font-size-asian="20pt" style:font-style-asian="italic" style:font-weight-asian="bold" style:font-size-complex="20pt" style:font-style-complex="italic" style:font-weight-complex="bold"/>
    </style:style>
    <style:style style:name="P115" style:family="paragraph" style:parent-style-name="Standard">
      <style:paragraph-properties fo:text-align="center" style:justify-single-word="false" fo:break-before="page"/>
      <style:text-properties style:font-name="Liberation Sans" fo:font-size="20pt" fo:font-style="italic" fo:font-weight="bold" officeooo:rsid="001daf15" officeooo:paragraph-rsid="002fcb1a" style:font-size-asian="20pt" style:font-style-asian="italic" style:font-weight-asian="bold" style:font-size-complex="20pt" style:font-style-complex="italic" style:font-weight-complex="bold"/>
    </style:style>
    <style:style style:name="P116" style:family="paragraph" style:parent-style-name="Standard">
      <style:paragraph-properties fo:text-align="center" style:justify-single-word="false" fo:break-before="page"/>
      <style:text-properties style:font-name="Liberation Sans" fo:font-size="20pt" fo:font-style="italic" fo:font-weight="bold" officeooo:rsid="001daf15" officeooo:paragraph-rsid="003167ff" style:font-size-asian="20pt" style:font-style-asian="italic" style:font-weight-asian="bold" style:font-size-complex="20pt" style:font-style-complex="italic" style:font-weight-complex="bold"/>
    </style:style>
    <style:style style:name="P117" style:family="paragraph" style:parent-style-name="Standard">
      <style:paragraph-properties fo:text-align="center" style:justify-single-word="false" fo:break-before="page"/>
      <style:text-properties style:font-name="Liberation Sans" fo:font-size="20pt" fo:font-style="italic" fo:font-weight="bold" officeooo:rsid="001daf15" officeooo:paragraph-rsid="0042e1e8" style:font-size-asian="20pt" style:font-style-asian="italic" style:font-weight-asian="bold" style:font-size-complex="20pt" style:font-style-complex="italic" style:font-weight-complex="bold"/>
    </style:style>
    <style:style style:name="P118" style:family="paragraph" style:parent-style-name="Standard">
      <style:paragraph-properties fo:text-align="center" style:justify-single-word="false" fo:break-before="page"/>
      <style:text-properties style:font-name="Liberation Sans" fo:font-size="20pt" fo:font-style="italic" fo:font-weight="bold" officeooo:rsid="001daf15" officeooo:paragraph-rsid="00736fc9" style:font-size-asian="20pt" style:font-style-asian="italic" style:font-weight-asian="bold" style:font-size-complex="20pt" style:font-style-complex="italic" style:font-weight-complex="bold"/>
    </style:style>
    <style:style style:name="P1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style="normal" fo:font-weight="normal" officeooo:rsid="0023c56b" officeooo:paragraph-rsid="0090a5de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style="normal" fo:font-weight="normal" officeooo:rsid="0090a5de" officeooo:paragraph-rsid="0090a5de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52">
      <style:paragraph-properties fo:margin-top="0cm" fo:margin-bottom="0cm" loext:contextual-spacing="false" fo:line-height="115%" fo:text-align="start" style:justify-single-word="false"/>
      <style:text-properties style:font-name="Liberation Sans" fo:font-size="12pt" fo:font-style="normal" fo:font-weight="normal" officeooo:rsid="0091bd73" officeooo:paragraph-rsid="0091bd73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53">
      <style:paragraph-properties fo:margin-top="0cm" fo:margin-bottom="0cm" loext:contextual-spacing="false" fo:line-height="115%" fo:text-align="start" style:justify-single-word="false"/>
      <style:text-properties style:font-name="Liberation Sans" fo:font-size="12pt" fo:font-style="normal" fo:font-weight="normal" officeooo:rsid="0091bd73" officeooo:paragraph-rsid="0091bd73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55">
      <style:paragraph-properties fo:margin-top="0cm" fo:margin-bottom="0cm" loext:contextual-spacing="false" fo:line-height="115%" fo:text-align="start" style:justify-single-word="false"/>
      <style:text-properties style:font-name="Liberation Sans" fo:font-size="12pt" fo:font-style="normal" fo:font-weight="normal" officeooo:rsid="0091cb3d" officeooo:paragraph-rsid="0091cb3d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53">
      <style:paragraph-properties fo:margin-top="0cm" fo:margin-bottom="0cm" loext:contextual-spacing="false" fo:line-height="115%" fo:text-align="start" style:justify-single-word="false"/>
      <style:text-properties style:font-name="Liberation Sans" fo:font-size="12pt" fo:font-style="normal" fo:font-weight="normal" officeooo:rsid="0091cb3d" officeooo:paragraph-rsid="0091cb3d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56">
      <style:paragraph-properties fo:margin-top="0cm" fo:margin-bottom="0cm" loext:contextual-spacing="false" fo:line-height="115%" fo:text-align="start" style:justify-single-word="false"/>
      <style:text-properties style:font-name="Liberation Sans" fo:font-size="12pt" fo:font-style="normal" fo:font-weight="normal" officeooo:rsid="0091cb3d" officeooo:paragraph-rsid="0091cb3d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style="normal" fo:font-weight="bold" officeooo:rsid="0023c56b" officeooo:paragraph-rsid="0090a5de" style:font-size-asian="10.5pt" style:font-style-asian="normal" style:font-weight-asian="bold" style:font-size-complex="12pt" style:font-style-complex="normal" style:font-weight-complex="bold"/>
    </style:style>
    <style:style style:name="P12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style="normal" fo:font-weight="bold" officeooo:rsid="0090a5de" officeooo:paragraph-rsid="0090a5de" style:font-size-asian="10.5pt" style:font-style-asian="normal" style:font-weight-asian="bold" style:font-size-complex="12pt" style:font-style-complex="normal" style:font-weight-complex="bold"/>
    </style:style>
    <style:style style:name="P1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style="normal" fo:font-weight="bold" officeooo:rsid="0091bd73" officeooo:paragraph-rsid="0091bd73" style:font-size-asian="10.5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style="normal" fo:font-weight="bold" officeooo:rsid="0091cb3d" officeooo:paragraph-rsid="0091cb3d" style:font-size-asian="10.5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 style:list-style-name="L57">
      <style:paragraph-properties fo:margin-top="0cm" fo:margin-bottom="0cm" loext:contextual-spacing="false" fo:line-height="115%" fo:text-align="start" style:justify-single-word="false"/>
      <style:text-properties style:font-name="Liberation Sans" fo:font-size="12pt" fo:font-style="normal" style:text-underline-style="none" fo:font-weight="normal" officeooo:rsid="0091cb3d" officeooo:paragraph-rsid="0091cb3d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Text_20_body">
      <style:paragraph-properties fo:margin-top="0cm" fo:margin-bottom="0cm" loext:contextual-spacing="false" fo:line-height="100%"/>
      <style:text-properties style:font-name="Arial" fo:font-size="12pt" style:font-size-asian="12pt" style:font-size-complex="12pt"/>
    </style:style>
    <style:style style:name="P132" style:family="paragraph" style:parent-style-name="Text_20_body">
      <style:paragraph-properties fo:margin-top="0cm" fo:margin-bottom="0cm" loext:contextual-spacing="false" fo:line-height="100%"/>
      <style:text-properties style:font-name="Arial" fo:font-size="12pt" officeooo:paragraph-rsid="003167ff" style:font-size-asian="12pt" style:font-size-complex="12pt"/>
    </style:style>
    <style:style style:name="P13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2pt" officeooo:paragraph-rsid="00644e38" style:font-size-asian="12pt" style:font-size-complex="12pt"/>
    </style:style>
    <style:style style:name="P134" style:family="paragraph" style:parent-style-name="Text_20_body" style:list-style-name="L14">
      <style:paragraph-properties fo:margin-top="0cm" fo:margin-bottom="0cm" loext:contextual-spacing="false" fo:line-height="115%"/>
      <style:text-properties style:font-name="Arial" fo:font-size="12pt" style:font-size-asian="12pt" style:font-size-complex="12pt"/>
    </style:style>
    <style:style style:name="P135" style:family="paragraph" style:parent-style-name="Text_20_body" style:list-style-name="L14">
      <style:paragraph-properties fo:margin-top="0cm" fo:margin-bottom="0cm" loext:contextual-spacing="false" fo:line-height="115%"/>
      <style:text-properties style:font-name="Arial" fo:font-size="12pt" officeooo:paragraph-rsid="003167ff" style:font-size-asian="12pt" style:font-size-complex="12pt"/>
    </style:style>
    <style:style style:name="P136" style:family="paragraph" style:parent-style-name="Text_20_body" style:list-style-name="L13">
      <style:paragraph-properties fo:margin-top="0cm" fo:margin-bottom="0cm" loext:contextual-spacing="false" fo:line-height="115%"/>
      <style:text-properties style:font-name="Arial" fo:font-size="12pt" officeooo:paragraph-rsid="003167ff" style:font-size-asian="12pt" style:font-size-complex="12pt"/>
    </style:style>
    <style:style style:name="P137" style:family="paragraph" style:parent-style-name="Text_20_body" style:list-style-name="L12">
      <style:paragraph-properties fo:margin-top="0cm" fo:margin-bottom="0cm" loext:contextual-spacing="false" fo:line-height="115%"/>
      <style:text-properties style:font-name="Arial" fo:font-size="12pt" officeooo:paragraph-rsid="003167ff" style:font-size-asian="12pt" style:font-size-complex="12pt"/>
    </style:style>
    <style:style style:name="P138" style:family="paragraph" style:parent-style-name="Text_20_body" style:list-style-name="L18">
      <style:paragraph-properties fo:margin-top="0cm" fo:margin-bottom="0cm" loext:contextual-spacing="false"/>
      <style:text-properties style:font-name="Arial" fo:font-size="12pt" officeooo:paragraph-rsid="003782fe" style:font-size-asian="12pt" style:font-size-complex="12pt"/>
    </style:style>
    <style:style style:name="P139" style:family="paragraph" style:parent-style-name="Text_20_body" style:list-style-name="L18">
      <style:paragraph-properties fo:margin-top="0cm" fo:margin-bottom="0cm" loext:contextual-spacing="false"/>
      <style:text-properties style:font-name="Arial" fo:font-size="12pt" officeooo:paragraph-rsid="0039908b" style:font-size-asian="12pt" style:font-size-complex="12pt"/>
    </style:style>
    <style:style style:name="P140" style:family="paragraph" style:parent-style-name="Text_20_body" style:list-style-name="L18">
      <style:paragraph-properties fo:margin-top="0cm" fo:margin-bottom="0cm" loext:contextual-spacing="false"/>
      <style:text-properties style:font-name="Arial" fo:font-size="12pt" officeooo:rsid="003d77fc" officeooo:paragraph-rsid="003d77fc" style:font-size-asian="12pt" style:font-size-complex="12pt"/>
    </style:style>
    <style:style style:name="P141" style:family="paragraph" style:parent-style-name="Text_20_body" style:list-style-name="L18">
      <style:paragraph-properties fo:margin-top="0cm" fo:margin-bottom="0cm" loext:contextual-spacing="false"/>
      <style:text-properties style:font-name="Arial" fo:font-size="12pt" officeooo:rsid="00451370" officeooo:paragraph-rsid="00451370" style:font-size-asian="12pt" style:font-size-complex="12pt"/>
    </style:style>
    <style:style style:name="P142" style:family="paragraph" style:parent-style-name="Text_20_body" style:list-style-name="L18">
      <style:paragraph-properties fo:margin-top="0cm" fo:margin-bottom="0cm" loext:contextual-spacing="false"/>
      <style:text-properties style:font-name="Arial" fo:font-size="12pt" officeooo:rsid="0039908b" officeooo:paragraph-rsid="0039908b" style:font-size-asian="12pt" style:font-size-complex="12pt"/>
    </style:style>
    <style:style style:name="P143" style:family="paragraph" style:parent-style-name="Text_20_body" style:list-style-name="L18">
      <style:paragraph-properties fo:margin-top="0cm" fo:margin-bottom="0cm" loext:contextual-spacing="false"/>
      <style:text-properties style:font-name="Arial" fo:font-size="12pt" officeooo:rsid="0039908b" officeooo:paragraph-rsid="0047b1c7" style:font-size-asian="12pt" style:font-size-complex="12pt"/>
    </style:style>
    <style:style style:name="P144" style:family="paragraph" style:parent-style-name="Text_20_body" style:list-style-name="L19">
      <style:paragraph-properties fo:margin-top="0cm" fo:margin-bottom="0cm" loext:contextual-spacing="false"/>
      <style:text-properties style:font-name="Arial" fo:font-size="12pt" officeooo:paragraph-rsid="0039908b" style:font-size-asian="12pt" style:font-size-complex="12pt"/>
    </style:style>
    <style:style style:name="P14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2pt" fo:font-style="italic" officeooo:paragraph-rsid="00663ae4" style:font-size-asian="12pt" style:font-style-asian="italic" style:font-size-complex="12pt" style:font-style-complex="italic"/>
    </style:style>
    <style:style style:name="P14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2pt" fo:font-style="italic" fo:font-weight="bold" officeooo:rsid="0023c56b" officeooo:paragraph-rsid="006818e9" style:font-size-asian="12pt" style:font-style-asian="italic" style:font-weight-asian="bold" style:font-size-complex="12pt" style:font-style-complex="italic" style:font-weight-complex="bold"/>
    </style:style>
    <style:style style:name="P14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2pt" fo:font-style="italic" fo:font-weight="bold" officeooo:rsid="0023c56b" officeooo:paragraph-rsid="00684ab9" style:font-size-asian="12pt" style:font-style-asian="italic" style:font-weight-asian="bold" style:font-size-complex="12pt" style:font-style-complex="italic" style:font-weight-complex="bold"/>
    </style:style>
    <style:style style:name="P14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2pt" fo:font-style="italic" fo:font-weight="bold" officeooo:rsid="0023c56b" officeooo:paragraph-rsid="0068f136" style:font-size-asian="12pt" style:font-style-asian="italic" style:font-weight-asian="bold" style:font-size-complex="12pt" style:font-style-complex="italic" style:font-weight-complex="bold"/>
    </style:style>
    <style:style style:name="P14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2pt" fo:font-style="italic" fo:font-weight="bold" officeooo:rsid="0023c56b" officeooo:paragraph-rsid="006ada89" style:font-size-asian="12pt" style:font-style-asian="italic" style:font-weight-asian="bold" style:font-size-complex="12pt" style:font-style-complex="italic" style:font-weight-complex="bold"/>
    </style:style>
    <style:style style:name="P15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fo:font-style="italic" fo:font-weight="bold" officeooo:rsid="0023c56b" officeooo:paragraph-rsid="0068f136" style:font-size-asian="12pt" style:font-style-asian="italic" style:font-weight-asian="bold" style:font-size-complex="12pt" style:font-style-complex="italic" style:font-weight-complex="bold"/>
    </style:style>
    <style:style style:name="P15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fo:font-style="italic" fo:font-weight="bold" officeooo:rsid="0023c56b" officeooo:paragraph-rsid="006ada89" style:font-size-asian="12pt" style:font-style-asian="italic" style:font-weight-asian="bold" style:font-size-complex="12pt" style:font-style-complex="italic" style:font-weight-complex="bold"/>
    </style:style>
    <style:style style:name="P152" style:family="paragraph" style:parent-style-name="Text_20_body" style:list-style-name="L17">
      <style:paragraph-properties fo:margin-top="0cm" fo:margin-bottom="0cm" loext:contextual-spacing="false" fo:line-height="115%"/>
      <style:text-properties style:font-name="Arial" fo:font-size="12pt" fo:font-style="normal" officeooo:rsid="0047b1c7" officeooo:paragraph-rsid="0047b1c7" style:font-size-asian="12pt" style:font-style-asian="normal" style:font-size-complex="12pt" style:font-style-complex="normal"/>
    </style:style>
    <style:style style:name="P15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2pt" fo:font-style="normal" fo:font-weight="normal" officeooo:rsid="0023c56b" officeooo:paragraph-rsid="006644ff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2pt" fo:font-style="normal" fo:font-weight="normal" officeooo:rsid="0023c56b" officeooo:paragraph-rsid="0066d7b6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Text_20_body">
      <style:paragraph-properties fo:margin-top="0cm" fo:margin-bottom="0cm" loext:contextual-spacing="false" fo:line-height="100%"/>
      <style:text-properties style:font-name="Arial" fo:font-size="14pt" fo:font-weight="bold" officeooo:rsid="003167ff" officeooo:paragraph-rsid="003167ff" style:font-size-asian="14pt" style:font-weight-asian="bold" style:font-size-complex="14pt" style:font-weight-complex="bold"/>
    </style:style>
    <style:style style:name="P156" style:family="paragraph" style:parent-style-name="Text_20_body">
      <style:paragraph-properties fo:margin-top="0cm" fo:margin-bottom="0cm" loext:contextual-spacing="false" fo:line-height="100%"/>
      <style:text-properties style:font-name="Arial" fo:font-size="13pt" fo:font-weight="bold" officeooo:rsid="003167ff" officeooo:paragraph-rsid="003167ff" style:font-size-asian="13pt" style:font-weight-asian="bold" style:font-size-complex="13pt" style:font-weight-complex="bold"/>
    </style:style>
    <style:style style:name="P157" style:family="paragraph" style:parent-style-name="Text_20_body">
      <style:paragraph-properties fo:margin-top="0cm" fo:margin-bottom="0cm" loext:contextual-spacing="false" fo:line-height="100%"/>
      <style:text-properties style:font-name="Arial" fo:font-size="8pt" style:font-size-asian="7pt" style:font-size-complex="8pt"/>
    </style:style>
    <style:style style:name="P158" style:family="paragraph" style:parent-style-name="Text_20_body">
      <style:paragraph-properties fo:margin-top="0cm" fo:margin-bottom="0cm" loext:contextual-spacing="false" fo:line-height="100%"/>
      <style:text-properties style:font-name="Arial" fo:font-size="8pt" officeooo:paragraph-rsid="003167ff" style:font-size-asian="7pt" style:font-size-complex="8pt"/>
    </style:style>
    <style:style style:name="P159" style:family="paragraph" style:parent-style-name="Text_20_body">
      <style:paragraph-properties fo:margin-top="0cm" fo:margin-bottom="0cm" loext:contextual-spacing="false" fo:line-height="100%"/>
      <style:text-properties style:font-name="Arial" fo:font-size="8pt" officeooo:rsid="003167ff" officeooo:paragraph-rsid="003167ff" style:font-size-asian="7pt" style:font-size-complex="8pt"/>
    </style:style>
    <style:style style:name="P160" style:family="paragraph" style:parent-style-name="Text_20_body" style:list-style-name="L17">
      <style:paragraph-properties fo:margin-top="0cm" fo:margin-bottom="0cm" loext:contextual-spacing="false" fo:line-height="115%"/>
      <style:text-properties officeooo:paragraph-rsid="00343cb1"/>
    </style:style>
    <style:style style:name="P161" style:family="paragraph" style:parent-style-name="Text_20_body" style:list-style-name="L15">
      <style:paragraph-properties fo:margin-top="0cm" fo:margin-bottom="0cm" loext:contextual-spacing="false" fo:line-height="115%"/>
      <style:text-properties officeooo:paragraph-rsid="003167ff"/>
    </style:style>
    <style:style style:name="P162" style:family="paragraph" style:parent-style-name="Text_20_body" style:list-style-name="L16">
      <style:paragraph-properties fo:margin-top="0cm" fo:margin-bottom="0cm" loext:contextual-spacing="false" fo:line-height="115%"/>
      <style:text-properties officeooo:paragraph-rsid="00343cb1"/>
    </style:style>
    <style:style style:name="P163" style:family="paragraph" style:parent-style-name="Text_20_body" style:list-style-name="L20">
      <style:paragraph-properties fo:margin-top="0cm" fo:margin-bottom="0cm" loext:contextual-spacing="false" fo:line-height="115%"/>
      <style:text-properties officeooo:paragraph-rsid="003a9df4"/>
    </style:style>
    <style:style style:name="P164" style:family="paragraph" style:parent-style-name="Text_20_body" style:list-style-name="L20">
      <style:paragraph-properties fo:margin-top="0cm" fo:margin-bottom="0cm" loext:contextual-spacing="false" fo:line-height="115%"/>
      <style:text-properties officeooo:paragraph-rsid="0047b1c7"/>
    </style:style>
    <style:style style:name="P16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Liberation Sans" fo:font-size="12pt" fo:font-style="normal" fo:font-weight="normal" officeooo:rsid="0023c56b" officeooo:paragraph-rsid="006644ff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Liberation Sans" fo:font-size="12pt" fo:font-style="normal" fo:font-weight="normal" officeooo:rsid="0023c56b" officeooo:paragraph-rsid="006818e9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Liberation Sans" fo:font-size="12pt" fo:font-style="normal" fo:font-weight="normal" officeooo:rsid="0023c56b" officeooo:paragraph-rsid="0066d7b6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Text_20_body" style:list-style-name="L17">
      <style:paragraph-properties fo:margin-top="0cm" fo:margin-bottom="0cm" loext:contextual-spacing="false" fo:line-height="115%"/>
      <style:text-properties officeooo:rsid="0047b1c7" officeooo:paragraph-rsid="0047b1c7"/>
    </style:style>
    <style:style style:name="P169" style:family="paragraph" style:parent-style-name="Text_20_body">
      <style:paragraph-properties fo:margin-top="0cm" fo:margin-bottom="0cm" loext:contextual-spacing="false" fo:line-height="100%"/>
      <style:text-properties fo:font-size="8pt" officeooo:paragraph-rsid="003167ff" style:font-size-asian="7pt" style:font-size-complex="8pt"/>
    </style:style>
    <style:style style:name="P170" style:family="paragraph" style:parent-style-name="Heading_20_2">
      <style:text-properties style:font-name="Arial" fo:font-size="12pt" fo:font-style="italic" officeooo:paragraph-rsid="003167ff" style:font-size-asian="12pt" style:font-style-asian="italic" style:font-size-complex="12pt" style:font-style-complex="italic"/>
    </style:style>
    <style:style style:name="P171" style:family="paragraph" style:parent-style-name="Heading_20_2">
      <style:text-properties style:font-name="Arial" fo:font-size="12pt" fo:font-style="italic" officeooo:paragraph-rsid="0039908b" style:font-size-asian="12pt" style:font-style-asian="italic" style:font-size-complex="12pt" style:font-style-complex="italic"/>
    </style:style>
    <style:style style:name="P172" style:family="paragraph" style:parent-style-name="Heading_20_2">
      <style:paragraph-properties fo:margin-top="0cm" fo:margin-bottom="0cm" loext:contextual-spacing="false" fo:line-height="100%"/>
      <style:text-properties style:font-name="Arial" fo:font-size="12pt" style:font-size-asian="12pt" style:font-size-complex="12pt"/>
    </style:style>
    <style:style style:name="P173" style:family="paragraph" style:parent-style-name="Heading_20_2">
      <style:paragraph-properties fo:margin-top="0cm" fo:margin-bottom="0cm" loext:contextual-spacing="false" fo:line-height="100%"/>
      <style:text-properties style:font-name="Arial" fo:font-size="12pt" officeooo:paragraph-rsid="003167ff" style:font-size-asian="12pt" style:font-size-complex="12pt"/>
    </style:style>
    <style:style style:name="P174" style:family="paragraph" style:parent-style-name="Heading_20_2">
      <style:paragraph-properties fo:margin-top="0cm" fo:margin-bottom="0cm" loext:contextual-spacing="false" fo:line-height="100%"/>
      <style:text-properties style:font-name="Arial" fo:font-size="12pt" fo:font-style="italic" style:font-size-asian="12pt" style:font-style-asian="italic" style:font-size-complex="12pt" style:font-style-complex="italic"/>
    </style:style>
    <style:style style:name="P175" style:family="paragraph" style:parent-style-name="Heading_20_2">
      <style:paragraph-properties fo:margin-top="0cm" fo:margin-bottom="0cm" loext:contextual-spacing="false" fo:line-height="100%"/>
      <style:text-properties style:font-name="Arial" fo:font-size="12pt" fo:font-style="italic" officeooo:paragraph-rsid="003167ff" style:font-size-asian="12pt" style:font-style-asian="italic" style:font-size-complex="12pt" style:font-style-complex="italic"/>
    </style:style>
    <style:style style:name="P176" style:family="paragraph" style:parent-style-name="Heading_20_2">
      <style:paragraph-properties fo:margin-top="0cm" fo:margin-bottom="0cm" loext:contextual-spacing="false" fo:line-height="100%"/>
      <style:text-properties style:font-name="Arial" fo:font-size="12pt" fo:font-style="italic" officeooo:rsid="0047b1c7" officeooo:paragraph-rsid="0047b1c7" style:font-size-asian="12pt" style:font-style-asian="italic" style:font-size-complex="12pt" style:font-style-complex="italic"/>
    </style:style>
    <style:style style:name="P177" style:family="paragraph" style:parent-style-name="Heading_20_2" style:list-style-name="L21">
      <style:paragraph-properties fo:margin-top="0cm" fo:margin-bottom="0cm" loext:contextual-spacing="false" fo:line-height="100%"/>
      <style:text-properties style:font-name="Arial" fo:font-size="8pt" fo:font-style="italic" officeooo:paragraph-rsid="003167ff" style:font-size-asian="7pt" style:font-style-asian="italic" style:font-size-complex="8pt" style:font-style-complex="italic"/>
    </style:style>
    <style:style style:name="P178" style:family="paragraph" style:parent-style-name="Heading_20_2">
      <style:paragraph-properties fo:margin-top="0.349cm" fo:margin-bottom="0.21cm" loext:contextual-spacing="false"/>
      <style:text-properties style:font-name="Arial" fo:font-size="12pt" fo:font-style="italic" officeooo:paragraph-rsid="003a9df4" style:font-size-asian="12pt" style:font-style-asian="italic" style:font-size-complex="12pt" style:font-style-complex="italic"/>
    </style:style>
    <style:style style:name="P179" style:family="paragraph" style:parent-style-name="Footer">
      <style:text-properties fo:color="#0066b3" style:font-name="Arial"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a52f1" style:font-style-asian="italic" style:font-style-complex="italic"/>
    </style:style>
    <style:style style:name="T3" style:family="text">
      <style:text-properties fo:font-style="italic" officeooo:rsid="0074193d" style:font-style-asian="italic" style:font-style-complex="italic"/>
    </style:style>
    <style:style style:name="T4" style:family="text">
      <style:text-properties fo:font-style="italic" officeooo:rsid="008a0f3b" style:font-style-asian="italic" style:font-style-complex="italic"/>
    </style:style>
    <style:style style:name="T5" style:family="text">
      <style:text-properties fo:font-style="italic" officeooo:rsid="008b6fb9" style:font-style-asian="italic" style:font-style-complex="italic"/>
    </style:style>
    <style:style style:name="T6" style:family="text">
      <style:text-properties fo:font-style="italic" officeooo:rsid="008be246" style:font-style-asian="italic" style:font-style-complex="italic"/>
    </style:style>
    <style:style style:name="T7" style:family="text">
      <style:text-properties fo:font-style="italic" officeooo:rsid="008d40af" style:font-style-asian="italic" style:font-style-complex="italic"/>
    </style:style>
    <style:style style:name="T8" style:family="text">
      <style:text-properties fo:font-style="italic" officeooo:rsid="0091cb3d" style:font-style-asian="italic" style:font-style-complex="italic"/>
    </style:style>
    <style:style style:name="T9" style:family="text">
      <style:text-properties fo:font-style="italic" fo:font-weight="bold" officeooo:rsid="0047b1c7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52f887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8a0f3b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a52f1" style:font-style-asian="italic" style:font-weight-asian="bold" style:font-style-complex="italic" style:font-weight-complex="bold"/>
    </style:style>
    <style:style style:name="T13" style:family="text">
      <style:text-properties fo:font-style="italic" fo:font-weight="normal" officeooo:rsid="008b6fb9" style:font-style-asian="italic" style:font-weight-asian="normal" style:font-style-complex="italic" style:font-weight-complex="normal"/>
    </style:style>
    <style:style style:name="T14" style:family="text">
      <style:text-properties officeooo:rsid="001e67a5"/>
    </style:style>
    <style:style style:name="T15" style:family="text">
      <style:text-properties officeooo:rsid="001fd213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60453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167ff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3c56b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68c2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644e38" style:font-style-asian="normal" style:font-weight-asian="normal" style:font-style-complex="normal" style:font-weight-complex="normal"/>
    </style:style>
    <style:style style:name="T22" style:family="text">
      <style:text-properties fo:font-style="normal" officeooo:rsid="0047b1c7" style:font-style-asian="normal" style:font-style-complex="normal"/>
    </style:style>
    <style:style style:name="T23" style:family="text">
      <style:text-properties fo:font-style="normal" officeooo:rsid="00644e38" style:font-style-asian="normal" style:font-style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21bf39"/>
    </style:style>
    <style:style style:name="T26" style:family="text">
      <style:text-properties officeooo:rsid="0023c56b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246c25"/>
    </style:style>
    <style:style style:name="T29" style:family="text">
      <style:text-properties officeooo:rsid="0028c0d8"/>
    </style:style>
    <style:style style:name="T30" style:family="text">
      <style:text-properties officeooo:rsid="0028cdd5"/>
    </style:style>
    <style:style style:name="T31" style:family="text">
      <style:text-properties officeooo:rsid="0028d757"/>
    </style:style>
    <style:style style:name="T32" style:family="text">
      <style:text-properties officeooo:rsid="002a52f1"/>
    </style:style>
    <style:style style:name="T33" style:family="text">
      <style:text-properties officeooo:rsid="002c27ae"/>
    </style:style>
    <style:style style:name="T34" style:family="text">
      <style:text-properties officeooo:rsid="002dd3bd"/>
    </style:style>
    <style:style style:name="T35" style:family="text">
      <style:text-properties officeooo:rsid="003167ff"/>
    </style:style>
    <style:style style:name="T36" style:family="text">
      <style:text-properties style:font-name="Arial"/>
    </style:style>
    <style:style style:name="T37" style:family="text">
      <style:text-properties style:font-name="Arial" fo:font-size="12pt" style:font-size-asian="12pt" style:font-size-complex="12pt"/>
    </style:style>
    <style:style style:name="T38" style:family="text">
      <style:text-properties style:font-name="Arial" fo:font-size="12pt" officeooo:rsid="0032b7c7" style:font-size-asian="12pt" style:font-size-complex="12pt"/>
    </style:style>
    <style:style style:name="T39" style:family="text">
      <style:text-properties style:font-name="Arial" fo:font-size="12pt" officeooo:rsid="00343cb1" style:font-size-asian="12pt" style:font-size-complex="12pt"/>
    </style:style>
    <style:style style:name="T40" style:family="text">
      <style:text-properties style:font-name="Arial" fo:font-size="12pt" officeooo:rsid="003a9df4" style:font-size-asian="12pt" style:font-size-complex="12pt"/>
    </style:style>
    <style:style style:name="T41" style:family="text">
      <style:text-properties style:font-name="Arial" fo:font-size="12pt" officeooo:rsid="00451370" style:font-size-asian="12pt" style:font-size-complex="12pt"/>
    </style:style>
    <style:style style:name="T42" style:family="text">
      <style:text-properties style:font-name="Arial" fo:font-size="12pt" officeooo:rsid="0045d20f" style:font-size-asian="12pt" style:font-size-complex="12pt"/>
    </style:style>
    <style:style style:name="T43" style:family="text">
      <style:text-properties style:font-name="Arial" fo:font-size="12pt" officeooo:rsid="0047b1c7" style:font-size-asian="12pt" style:font-size-complex="12pt"/>
    </style:style>
    <style:style style:name="T44" style:family="text">
      <style:text-properties style:font-name="Arial" fo:font-size="12pt" officeooo:rsid="004b57fa" style:font-size-asian="12pt" style:font-size-complex="12pt"/>
    </style:style>
    <style:style style:name="T45" style:family="text">
      <style:text-properties style:font-name="Arial" fo:font-size="12pt" officeooo:rsid="005ac0d5" style:font-size-asian="12pt" style:font-size-complex="12pt"/>
    </style:style>
    <style:style style:name="T46" style:family="text">
      <style:text-properties style:font-name="Arial" fo:font-size="12pt" officeooo:rsid="005b4977" style:font-size-asian="12pt" style:font-size-complex="12pt"/>
    </style:style>
    <style:style style:name="T47" style:family="text">
      <style:text-properties style:font-name="Arial" fo:font-size="12pt" fo:font-style="normal" fo:font-weight="normal" officeooo:rsid="0023c56b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Arial" fo:font-size="12pt" fo:font-style="normal" fo:font-weight="normal" officeooo:rsid="003a9df4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Arial" fo:font-size="12pt" fo:font-style="normal" fo:font-weight="normal" officeooo:rsid="005b4977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Arial" fo:font-size="12pt" fo:font-style="normal" fo:font-weight="normal" officeooo:rsid="003a9df4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Arial" fo:font-style="normal" fo:font-weight="bold" officeooo:rsid="00644e38" style:font-size-asian="12pt" style:font-style-asian="normal" style:font-weight-asian="bold" style:font-style-complex="normal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3167ff" style:font-weight-asian="bold" style:font-weight-complex="bold"/>
    </style:style>
    <style:style style:name="T54" style:family="text">
      <style:text-properties fo:font-weight="bold" officeooo:rsid="0032b7c7" style:font-weight-asian="bold" style:font-weight-complex="bold"/>
    </style:style>
    <style:style style:name="T55" style:family="text">
      <style:text-properties fo:font-weight="bold" officeooo:rsid="00445ff1" style:font-weight-asian="bold" style:font-weight-complex="bold"/>
    </style:style>
    <style:style style:name="T56" style:family="text">
      <style:text-properties fo:font-weight="bold" officeooo:rsid="00644e38" style:font-weight-asian="bold" style:font-weight-complex="bold"/>
    </style:style>
    <style:style style:name="T57" style:family="text">
      <style:text-properties fo:font-weight="bold" officeooo:rsid="00790eca" style:font-weight-asian="bold" style:font-weight-complex="bold"/>
    </style:style>
    <style:style style:name="T58" style:family="text">
      <style:text-properties fo:font-weight="bold" officeooo:rsid="007dc123" style:font-weight-asian="bold" style:font-weight-complex="bold"/>
    </style:style>
    <style:style style:name="T59" style:family="text">
      <style:text-properties officeooo:rsid="0032b7c7"/>
    </style:style>
    <style:style style:name="T60" style:family="text">
      <style:text-properties officeooo:rsid="00335933"/>
    </style:style>
    <style:style style:name="T61" style:family="text">
      <style:text-properties officeooo:rsid="00343cb1"/>
    </style:style>
    <style:style style:name="T62" style:family="text">
      <style:text-properties officeooo:rsid="00368c2d"/>
    </style:style>
    <style:style style:name="T63" style:family="text">
      <style:text-properties officeooo:rsid="003782fe"/>
    </style:style>
    <style:style style:name="T64" style:family="text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T65" style:family="text">
      <style:text-properties fo:font-size="13.5pt" fo:font-style="normal" fo:font-weight="normal" officeooo:rsid="003782fe" style:font-size-asian="13.5pt" style:font-style-asian="normal" style:font-weight-asian="normal" style:font-size-complex="13.5pt" style:font-style-complex="normal" style:font-weight-complex="normal"/>
    </style:style>
    <style:style style:name="T66" style:family="text">
      <style:text-properties fo:font-size="13.5pt" fo:font-style="normal" fo:font-weight="normal" officeooo:rsid="00260453" style:font-size-asian="13.5pt" style:font-style-asian="normal" style:font-weight-asian="normal" style:font-size-complex="13.5pt" style:font-style-complex="normal" style:font-weight-complex="normal"/>
    </style:style>
    <style:style style:name="T67" style:family="text">
      <style:text-properties officeooo:rsid="0039908b"/>
    </style:style>
    <style:style style:name="T68" style:family="text">
      <style:text-properties officeooo:rsid="003a9df4"/>
    </style:style>
    <style:style style:name="T69" style:family="text">
      <style:text-properties officeooo:rsid="003d77fc"/>
    </style:style>
    <style:style style:name="T70" style:family="text">
      <style:text-properties fo:color="#008fff"/>
    </style:style>
    <style:style style:name="T71" style:family="text">
      <style:text-properties fo:color="#008fff" fo:font-weight="bold" style:font-weight-asian="bold" style:font-weight-complex="bold"/>
    </style:style>
    <style:style style:name="T72" style:family="text">
      <style:text-properties officeooo:rsid="0042e1e8"/>
    </style:style>
    <style:style style:name="T73" style:family="text">
      <style:text-properties officeooo:rsid="00445ff1"/>
    </style:style>
    <style:style style:name="T74" style:family="text">
      <style:text-properties officeooo:rsid="00451370"/>
    </style:style>
    <style:style style:name="T75" style:family="text">
      <style:text-properties officeooo:rsid="004941b7"/>
    </style:style>
    <style:style style:name="T76" style:family="text">
      <style:text-properties officeooo:rsid="004988c2"/>
    </style:style>
    <style:style style:name="T77" style:family="text">
      <style:text-properties officeooo:rsid="004c6322"/>
    </style:style>
    <style:style style:name="T78" style:family="text">
      <style:text-properties officeooo:rsid="00526ebc"/>
    </style:style>
    <style:style style:name="T79" style:family="text">
      <style:text-properties officeooo:rsid="0052f887"/>
    </style:style>
    <style:style style:name="T80" style:family="text">
      <style:text-properties style:font-name="Liberation Sans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Liberation Sans" fo:font-size="12pt" fo:font-style="normal" fo:font-weight="normal" officeooo:rsid="0047b1c7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Liberation Sans" fo:font-size="12pt" fo:font-style="normal" fo:font-weight="normal" officeooo:rsid="004941b7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Liberation Sans" fo:font-size="12pt" fo:font-style="normal" fo:font-weight="normal" officeooo:rsid="0023c56b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Liberation Sans" fo:font-size="12pt" fo:font-style="normal" fo:font-weight="normal" officeooo:rsid="0053cc01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Liberation Sans" fo:font-size="12pt" fo:font-style="normal" fo:font-weight="normal" officeooo:rsid="00877ca6" style:font-size-asian="10.5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Liberation Sans" fo:font-size="12pt" fo:font-style="normal" fo:font-weight="normal" officeooo:rsid="0089633c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Liberation Sans" fo:font-size="12pt" fo:font-style="normal" fo:font-weight="normal" officeooo:rsid="004988c2" style:font-size-asian="10.5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Liberation Sans" fo:font-size="12pt" fo:font-style="normal" fo:font-weight="normal" officeooo:rsid="005fb634" style:font-size-asian="10.5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Liberation Sans" fo:font-size="12pt" fo:font-weight="normal" style:font-size-asian="10.5pt" style:font-weight-asian="normal" style:font-size-complex="12pt" style:font-weight-complex="normal"/>
    </style:style>
    <style:style style:name="T90" style:family="text">
      <style:text-properties style:font-name="Liberation Sans" fo:font-size="12pt" fo:font-weight="normal" officeooo:rsid="008a0f3b" style:font-size-asian="10.5pt" style:font-weight-asian="normal" style:font-size-complex="12pt" style:font-weight-complex="normal"/>
    </style:style>
    <style:style style:name="T91" style:family="text">
      <style:text-properties style:font-name="Liberation Sans" fo:font-size="12pt" fo:font-weight="normal" officeooo:rsid="0023c56b" style:font-size-asian="10.5pt" style:font-weight-asian="normal" style:font-size-complex="12pt" style:font-weight-complex="normal"/>
    </style:style>
    <style:style style:name="T92" style:family="text">
      <style:text-properties style:font-name="Liberation Sans" fo:font-size="12pt" fo:font-weight="bold" style:font-size-asian="10.5pt" style:font-weight-asian="bold" style:font-size-complex="12pt" style:font-weight-complex="bold"/>
    </style:style>
    <style:style style:name="T93" style:family="text">
      <style:text-properties style:font-name="Liberation Sans" fo:font-size="14pt" fo:font-style="normal" fo:font-weight="bold" officeooo:rsid="00736fc9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officeooo:rsid="0053cc01"/>
    </style:style>
    <style:style style:name="T95" style:family="text">
      <style:text-properties officeooo:rsid="0055c909"/>
    </style:style>
    <style:style style:name="T96" style:family="text">
      <style:text-properties officeooo:rsid="00562534"/>
    </style:style>
    <style:style style:name="T97" style:family="text">
      <style:text-properties officeooo:rsid="00572469"/>
    </style:style>
    <style:style style:name="T98" style:family="text">
      <style:text-properties officeooo:rsid="005b74a5"/>
    </style:style>
    <style:style style:name="T99" style:family="text">
      <style:text-properties officeooo:rsid="005bbd63"/>
    </style:style>
    <style:style style:name="T100" style:family="text">
      <style:text-properties officeooo:rsid="005e7c41"/>
    </style:style>
    <style:style style:name="T101" style:family="text">
      <style:text-properties officeooo:rsid="005fb634"/>
    </style:style>
    <style:style style:name="T102" style:family="text">
      <style:text-properties officeooo:rsid="00736fc9"/>
    </style:style>
    <style:style style:name="T103" style:family="text">
      <style:text-properties officeooo:rsid="0074193d"/>
    </style:style>
    <style:style style:name="T104" style:family="text">
      <style:text-properties officeooo:rsid="00756a25"/>
    </style:style>
    <style:style style:name="T105" style:family="text">
      <style:text-properties officeooo:rsid="0076d8df"/>
    </style:style>
    <style:style style:name="T106" style:family="text">
      <style:text-properties officeooo:rsid="0077679f"/>
    </style:style>
    <style:style style:name="T107" style:family="text">
      <style:text-properties officeooo:rsid="007aff3c"/>
    </style:style>
    <style:style style:name="T108" style:family="text">
      <style:text-properties officeooo:rsid="007c6732"/>
    </style:style>
    <style:style style:name="T109" style:family="text">
      <style:text-properties officeooo:rsid="007dc123"/>
    </style:style>
    <style:style style:name="T110" style:family="text">
      <style:text-properties officeooo:rsid="008040e8"/>
    </style:style>
    <style:style style:name="T111" style:family="text">
      <style:text-properties officeooo:rsid="00818cc9"/>
    </style:style>
    <style:style style:name="T112" style:family="text">
      <style:text-properties officeooo:rsid="00823f7a"/>
    </style:style>
    <style:style style:name="T113" style:family="text">
      <style:text-properties officeooo:rsid="0083cf65"/>
    </style:style>
    <style:style style:name="T114" style:family="text">
      <style:text-properties officeooo:rsid="00877ca6"/>
    </style:style>
    <style:style style:name="T115" style:family="text">
      <style:text-properties officeooo:rsid="0089633c"/>
    </style:style>
    <style:style style:name="T116" style:family="text">
      <style:text-properties officeooo:rsid="008a0f3b"/>
    </style:style>
    <style:style style:name="T117" style:family="text">
      <style:text-properties officeooo:rsid="008a6e88"/>
    </style:style>
    <style:style style:name="T118" style:family="text">
      <style:text-properties officeooo:rsid="008b6fb9"/>
    </style:style>
    <style:style style:name="T119" style:family="text">
      <style:text-properties officeooo:rsid="008be246"/>
    </style:style>
    <style:style style:name="T120" style:family="text">
      <style:text-properties officeooo:rsid="008d40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36cm" fo:text-indent="-0.635cm" fo:margin-left="1.7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06cm" fo:text-indent="-0.635cm" fo:margin-left="3.0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41cm" fo:text-indent="-0.635cm" fo:margin-left="3.6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MS@40 Hackathon Briefing</text:p>
      <text:p text:style-name="P2"/>
      <text:p text:style-name="P85"><text:span text:style-name="T95">The primary</text:span> <text:span text:style-name="T96">objective</text:span> of <text:span text:style-name="T71">TMS@40</text:span> is to write a paper. The provisional title of this paper is:</text:p>
      <text:p text:style-name="P3"/>
      <text:p text:style-name="P78">“The experimental psychology of transcranial magnetic stimulation: A consensus paper”</text:p>
      <text:p text:style-name="P4"/>
      <text:p text:style-name="P5"/>
      <text:p text:style-name="P91">Why do we need a <text:span text:style-name="T28">consensus </text:span>paper on the experimental psychology of TMS?</text:p>
      <text:p text:style-name="P7"/>
      <text:list xml:id="list833364767" text:style-name="L1">
        <text:list-item>
          <text:p text:style-name="P11">There are many existing consensus <text:span text:style-name="T14">&amp;</text:span> guidance papers on TMS. Most are from scientists with neurology, neurophysiology <text:span text:style-name="T14">&amp;</text:span> medical backgrounds</text:p>
          <text:p text:style-name="P11"/>
        </text:list-item>
        <text:list-item>
          <text:p text:style-name="P12">The main journals that specialise in TMS – <text:span text:style-name="T1">Clinical Neurophysiology</text:span> <text:span text:style-name="T14">&amp;</text:span> <text:span text:style-name="T1">Brain Stimulation</text:span> – again, tend <text:span text:style-name="T14">to be edited by &amp; </text:span>publish work from medical researchers</text:p>
          <text:p text:style-name="P12"/>
        </text:list-item>
        <text:list-item>
          <text:p text:style-name="P13">By contrast, <text:span text:style-name="T15">experimental psychology</text:span> has had relatively little input or influence on how TMS studies are conducted <text:span text:style-name="T26">(but see, e.g., </text:span><text:a xlink:type="simple" xlink:href="https://doi.org/10.1162/jocn_a_01591" text:style-name="Internet_20_link" text:visited-style-name="Visited_20_Internet_20_Link"><text:span text:style-name="T26">Bergmann &amp; Hartwigsen, 2021</text:span></text:a><text:span text:style-name="T26">)</text:span></text:p>
          <text:p text:style-name="P13"/>
        </text:list-item>
        <text:list-item>
          <text:p text:style-name="P14">Since TMS is mostly done on awake, behaving participants, <text:span text:style-name="T15">experimental psychology</text:span> has much to offer. <text:span text:style-name="T73">(TMS@40 should therefore </text:span><text:span text:style-name="T55">not</text:span><text:span text:style-name="T73"> focus on neurophysiology or EMG)</text:span></text:p>
        </text:list-item>
      </text:list>
      <text:p text:style-name="P7"/>
      <text:p text:style-name="P7"/>
      <text:p text:style-name="P92">What is experimental psychology?</text:p>
      <text:p text:style-name="P8"/>
      <text:p text:style-name="P9">Experimental lab-based methods have long been used to understand relationships between stimuli, <text:span text:style-name="T29">(neuro)</text:span>psychological processes <text:span text:style-name="T29">&amp;</text:span> responses <text:span text:style-name="T97">in humans &amp; other animals</text:span>. Arguably, this began with Weber &amp; Fechner’s <text:span text:style-name="T25">p</text:span>sychophysics in the mid-1800s. Experimental psychology has developed <text:span text:style-name="T25">methods </text:span>to study sensation, perception, attention, <text:span text:style-name="T29">associative learning, </text:span>memory, decision-making, response conflict <text:span text:style-name="T29">&amp;</text:span> more. <text:span text:style-name="T25">It has been an extremely successful paradigm.</text:span></text:p>
      <text:p text:style-name="P9"/>
      <text:p text:style-name="P9">TM<text:span text:style-name="T24">S</text:span> is a stimulus like any other, so it <text:span text:style-name="T30">follows that the methodological rigour of experimental psychology can be brought to bear on understanding how TMS affects the brain &amp; behaviour. For example, stimulus timing, intensity &amp; location may significantly affect cognition &amp; movement.</text:span></text:p>
      <text:p text:style-name="P9"/>
      <text:p text:style-name="P9"/>
      <text:p text:style-name="P93">How can experimental psychology inform TMS research?</text:p>
      <text:p text:style-name="P6"/>
      <text:p text:style-name="P10">Well, that is what you need to decide <text:span text:style-name="T101">&amp;</text:span> write about. You should use any <text:span text:style-name="T101">&amp;</text:span> all of your training so far, whether it is in psychology, physiology, neuroscience, biology, statistics or other allied disciplines, <text:span text:style-name="T31">to decide</text:span>. Below are some general examples of what you might discuss. You will be given a more specific briefing for each of the four hackathon topics.</text:p>
      <text:p text:style-name="P10"/>
      <text:p text:style-name="P6"><text:span text:style-name="T27">Experimental design: </text:span><text:span text:style-name="T16">How should TMS experiments be designed to minimise bias, remove confounds, ensure counterbalancing </text:span><text:span text:style-name="T17">&amp;</text:span><text:span text:style-name="T16"> randomisation, prevent order- &amp; learning-effects?</text:span></text:p>
      <text:p text:style-name="P10"/>
      <text:p text:style-name="P10"><text:span text:style-name="T1">Analysis:</text:span> How should data from TMS experiments be analysed to minimise bias &amp; confounds, <text:span text:style-name="T74">to </text:span>ensure all relevant variance is modelled, &amp; <text:span text:style-name="T74">to </text:span>account for individual differences?</text:p>
      <text:p text:style-name="P10"/>
      <text:p text:style-name="P10"><text:span text:style-name="T1">Reproducibility</text:span>: After ~175 years of experimental psychology, what methods work &amp; what don’t? What lessons can be applied to the <text:span text:style-name="T110">(</text:span>more recent<text:span text:style-name="T110">)</text:span> history of TMS research?</text:p>
      <text:p text:style-name="P118">TMS@40 Hackathon Briefing: <text:span text:style-name="T102">General guidance</text:span></text:p>
      <text:p text:style-name="P101"/>
      <text:p text:style-name="P88">Edit one GitHub page only!</text:p>
      <text:list xml:id="list1440865647" text:style-name="L29">
        <text:list-item>
          <text:p text:style-name="P40">Only edit the page you<text:span text:style-name="T111">r group is</text:span> allocated to work on (check Hackathon schedule)</text:p>
        </text:list-item>
        <text:list-item>
          <text:p text:style-name="P40">Nominate one person <text:span text:style-name="T104">only </text:span>to edit the page <text:span text:style-name="T104">on their device</text:span></text:p>
        </text:list-item>
        <text:list-item>
          <text:p text:style-name="P50">Save the page frequently (e.g., every minute, every paragraph, every point)</text:p>
        </text:list-item>
      </text:list>
      <text:p text:style-name="P69"/>
      <text:p text:style-name="P88">Time is short!</text:p>
      <text:list xml:id="list4251134780" text:style-name="L30">
        <text:list-item>
          <text:p text:style-name="P41">Take a few minutes to read through the guidance notes (where relevant <text:span text:style-name="T107">or necessary</text:span>)</text:p>
        </text:list-item>
        <text:list-item>
          <text:p text:style-name="P41">Quickly decide on which issue(s) or topic(s) to work on</text:p>
        </text:list-item>
        <text:list-item>
          <text:p text:style-name="P41">Delegate tasks to different members of the group <text:span text:style-name="T103">(e.g., l</text:span>ooking up reference<text:span text:style-name="T103">s; c</text:span>hecking other <text:span text:style-name="T103">wiki pages; p</text:span>osting questions <text:span text:style-name="T103">or discussions </text:span>on Slack; <text:span text:style-name="T103">d</text:span>rafting or editing text<text:span text:style-name="T103">)</text:span></text:p>
        </text:list-item>
        <text:list-item>
          <text:p text:style-name="P51">Write <text:span text:style-name="T107">quickly</text:span> now; edit slowly later <text:span text:style-name="T111">(today’s notes will help tomorrow’s paper writing)</text:span></text:p>
        </text:list-item>
      </text:list>
      <text:p text:style-name="P42"/>
      <text:p text:style-name="P89">Notes &amp; bullets are <text:span text:style-name="T104">great</text:span>!</text:p>
      <text:list xml:id="list4287111406" text:style-name="L31">
        <text:list-item>
          <text:p text:style-name="P43">You will not have time to write perfect prose on GitHub. <text:span text:style-name="T105">So don’t try :-)</text:span></text:p>
        </text:list-item>
        <text:list-item>
          <text:p text:style-name="P43">Think of the task as taking ‘minutes’ on the meeting, <text:span text:style-name="T105">y</text:span>our discussions <text:span text:style-name="T105">&amp; decisions</text:span></text:p>
        </text:list-item>
        <text:list-item>
          <text:p text:style-name="P43">Summarise issues with brief notes &amp; bullets. Give <text:span text:style-name="T112">brief </text:span>pros &amp; cons</text:p>
        </text:list-item>
      </text:list>
      <text:p text:style-name="P42"/>
      <text:p text:style-name="P90">Specify whether <text:span text:style-name="T108">the group</text:span> agree<text:span text:style-name="T108">s</text:span> or not!</text:p>
      <text:list xml:id="list3003234744" text:style-name="L35">
        <text:list-item>
          <text:p text:style-name="P47">For all (major) topics discussed, note whether there is full agreement (6/6), a majority (4 or 5), or a minority (2 or 3) who agree with the statement or proposal</text:p>
        </text:list-item>
        <text:list-item>
          <text:p text:style-name="P47">If there are a range of views and no consensus, note th<text:span text:style-name="T113">em</text:span> down <text:span text:style-name="T113">briefly</text:span></text:p>
        </text:list-item>
      </text:list>
      <text:p text:style-name="Horizontal_20_Line"/>
      <text:p text:style-name="P110"><text:span text:style-name="T93">Specific tasks for each session:</text:span></text:p>
      <text:p text:style-name="P42"/>
      <text:p text:style-name="P81">Hackathon 1 (11:00-11:45)</text:p>
      <text:list xml:id="list197906265" text:style-name="L32">
        <text:list-item>
          <text:p text:style-name="P44">Pick one or more topics, &amp; get started quickly (see above)</text:p>
        </text:list-item>
      </text:list>
      <text:p text:style-name="P42"/>
      <text:p text:style-name="P70">Hackathon 2 <text:span text:style-name="T1">(1</text:span><text:span text:style-name="T3">2</text:span><text:span text:style-name="T1">:00-1</text:span><text:span text:style-name="T3">2</text:span><text:span text:style-name="T1">:45)</text:span></text:p>
      <text:list xml:id="list2046509202" text:style-name="L33">
        <text:list-item>
          <text:p text:style-name="P48">Briefly review work done in Hackathon 1, make minor revisions</text:p>
        </text:list-item>
        <text:list-item>
          <text:p text:style-name="P48">If there are major disagreements, make notes on these</text:p>
        </text:list-item>
        <text:list-item>
          <text:p text:style-name="P48">Pick one or two NEW topics, &amp; get started quickly (see above)</text:p>
        </text:list-item>
      </text:list>
      <text:p text:style-name="P45"/>
      <text:p text:style-name="P70">Hackathon 3 <text:span text:style-name="T1">(1</text:span><text:span text:style-name="T3">4</text:span><text:span text:style-name="T1">:00-1</text:span><text:span text:style-name="T3">4</text:span><text:span text:style-name="T1">:45)</text:span></text:p>
      <text:list xml:id="list199979561" text:style-name="L36">
        <text:list-item>
          <text:p text:style-name="P49">Briefly review work done in Hackathons 1 &amp; 2, make minor revisions</text:p>
        </text:list-item>
        <text:list-item>
          <text:p text:style-name="P49">If there are major disagreements, make notes on these</text:p>
        </text:list-item>
        <text:list-item>
          <text:p text:style-name="P49">Pick at least one NEW topic, <text:span text:style-name="T106">and get started quickly</text:span></text:p>
        </text:list-item>
      </text:list>
      <text:p text:style-name="P42"/>
      <text:p text:style-name="P70">Hackathon 4 <text:span text:style-name="T1">(1</text:span><text:span text:style-name="T3">5</text:span><text:span text:style-name="T1">:00-1</text:span><text:span text:style-name="T3">5</text:span><text:span text:style-name="T1">:45)</text:span></text:p>
      <text:list xml:id="list62648434" text:style-name="L34">
        <text:list-item>
          <text:p text:style-name="P46">Briefly review work done in Hackathons 1, 2 <text:span text:style-name="T109">&amp; 3;</text:span> make minor revisions</text:p>
        </text:list-item>
        <text:list-item>
          <text:p text:style-name="P46">Summarise everything decided so far; <text:span text:style-name="T109">note any major disagreements</text:span></text:p>
        </text:list-item>
        <text:list-item>
          <text:p text:style-name="P46"><text:span text:style-name="T58">Choose</text:span><text:span text:style-name="T52"> ONE controversial topic </text:span>that needs to go to a VOTE</text:p>
        </text:list-item>
        <text:list-item>
          <text:p text:style-name="P46">Add <text:span text:style-name="T109">this to </text:span>a poll on GitHub (Discussions) – <text:span text:style-name="T52">make sure this is ready for 1</text:span><text:span text:style-name="T58">5</text:span><text:span text:style-name="T52">:</text:span><text:span text:style-name="T58">45</text:span><text:span text:style-name="T52">h</text:span></text:p>
        </text:list-item>
      </text:list>
      <text:p text:style-name="P113">TMS@40 Hackathon Briefing: <text:span text:style-name="T33">Experimental Design 1</text:span></text:p>
      <text:p text:style-name="P71"><text:span text:style-name="T27"/></text:p>
      <text:p text:style-name="P109"><text:span text:style-name="T19">How should TMS experiments be designed to minimise bias, remove confounds, </text:span><text:span text:style-name="T18">&amp; ensure that we answer the questions we want to answer? </text:span><text:span text:style-name="T20">W</text:span>hat constraints apply to TMS experimental design? <text:span text:style-name="T62">W</text:span>hat are the trade-offs, pros &amp; cons <text:span text:style-name="T35">of each approach</text:span>?</text:p>
      <text:h text:style-name="P172" text:outline-level="2"/>
      <text:p text:style-name="P133"><text:span text:style-name="T56">EDIT THIS PAGE ONLY:</text:span></text:p>
      <text:p text:style-name="P133"><text:a xlink:type="simple" xlink:href="https://github.com/TMSMultiLab/TMSMultiLab/wiki/TMS@40_Experimental_design_1" text:style-name="Internet_20_link" text:visited-style-name="Visited_20_Internet_20_Link"><text:span text:style-name="T52">https://github.com/TMSMultiLab/TMSMultiLab/wiki/TMS@40_Experimental_design_1</text:span></text:a></text:p>
      <text:p text:style-name="P131"/>
      <text:p text:style-name="P131"/>
      <text:p text:style-name="P155">General design choices</text:p>
      <text:p text:style-name="P157"/>
      <text:h text:style-name="P174" text:outline-level="2">Theoretical</text:h>
      <text:list xml:id="list2590957212" text:style-name="L14">
        <text:list-item>
          <text:p text:style-name="P134"><text:bookmark text:name="user-content-theoretical"/>What kind<text:span text:style-name="T35">s</text:span> of question are we trying to answer?</text:p>
        </text:list-item>
        <text:list-item>
          <text:p text:style-name="P134">How <text:span text:style-name="T35">d</text:span>o <text:span text:style-name="T35">we </text:span>choose a protocol that best answers <text:span text:style-name="T35">our</text:span> question?</text:p>
        </text:list-item>
        <text:list-item>
          <text:p text:style-name="P135">How <text:span text:style-name="T35">do we estimate the statistical power</text:span> <text:span text:style-name="T35">of TMS studies; do we need large(r) samples</text:span>?</text:p>
        </text:list-item>
      </text:list>
      <text:p text:style-name="P158"/>
      <text:p text:style-name="P132"><text:span text:style-name="T54">TMS</text:span><text:span text:style-name="T53"> </text:span><text:span text:style-name="T52">type</text:span></text:p>
      <text:list xml:id="list2354518449" text:style-name="L13">
        <text:list-item>
          <text:p text:style-name="P136"><text:bookmark text:name="user-content-stimulation-type"/><text:span text:style-name="T35">O</text:span>ffline v<text:span text:style-name="T35">ersu</text:span>s online: what questions can t<text:span text:style-name="T60">hey</text:span> answer? <text:span text:style-name="T35">What are the pros &amp; cons?</text:span></text:p>
        </text:list-item>
        <text:list-item>
          <text:p text:style-name="P136"><text:span text:style-name="T35">Single pulse versus bur</text:span>sts: what questions can t<text:span text:style-name="T60">hey</text:span> answer? <text:span text:style-name="T35">What are the pros &amp; cons?</text:span></text:p>
        </text:list-item>
      </text:list>
      <text:p text:style-name="P158"/>
      <text:h text:style-name="P173" text:outline-level="2"><text:span text:style-name="T54">TMS</text:span> timing</text:h>
      <text:list xml:id="list2547795524" text:style-name="L12">
        <text:list-item>
          <text:p text:style-name="P137"><text:span text:style-name="T59">W</text:span>hen does a TMS pulse interfere <text:span text:style-name="T59">with processing</text:span>? <text:span text:style-name="T59">Can this be b</text:span>efore <text:span text:style-name="T59">an incoming (e.g., sensory)</text:span> stimulus is processed by a brain area? <text:span text:style-name="T59">Or must it be </text:span>during <text:span text:style-name="T59">processing?</text:span> <text:span text:style-name="T59">O</text:span>r <text:span text:style-name="T59">can it even be </text:span>after?</text:p>
        </text:list-item>
        <text:list-item>
          <text:p text:style-name="P137"><text:span text:style-name="T62">W</text:span>hen <text:span text:style-name="T62">does a TMS pulse </text:span>interfere with a brain area's response – before, during, <text:span text:style-name="T61">or after</text:span>?</text:p>
        </text:list-item>
        <text:list-item>
          <text:p text:style-name="P137">Should we start by piloting <text:span text:style-name="T59">a range of </text:span>TMS timings <text:span text:style-name="T59">(‘chronometric’ TMS)</text:span>, or <text:span text:style-name="T59">are</text:span> there principled way<text:span text:style-name="T59">s</text:span> to choose <text:span text:style-name="T59">a time-point in advance</text:span>?</text:p>
        </text:list-item>
      </text:list>
      <text:p text:style-name="P156"/>
      <text:p text:style-name="P155">Specific design choices</text:p>
      <text:p text:style-name="P159"/>
      <text:h text:style-name="P176" text:outline-level="2">What should we be controlling?</text:h>
      <text:list xml:id="list2397353920" text:style-name="L17">
        <text:list-item>
          <text:p text:style-name="P168"><text:span text:style-name="T38">P</text:span><text:span text:style-name="T37">articipant body, head, arm, &amp; eye position &amp; activity? Should they be relaxed or natural?</text:span></text:p>
        </text:list-item>
        <text:list-item>
          <text:p text:style-name="P152">Should we control participant attention with fixation or a (distractor) task?</text:p>
        </text:list-item>
      </text:list>
      <text:list xml:id="list4097953489" text:style-name="L21">
        <text:list-item>
          <text:list>
            <text:list-header>
              <text:h text:style-name="P177" text:outline-level="2"/>
            </text:list-header>
          </text:list>
        </text:list-item>
      </text:list>
      <text:h text:style-name="P175" text:outline-level="2"><text:span text:style-name="T59">Primary motor cortex (</text:span>M1<text:span text:style-name="T59">)</text:span> v<text:span text:style-name="T59">ersus the</text:span> rest of <text:span text:style-name="T59">the </text:span>brain</text:h>
      <text:list xml:id="list210227737731963" text:continue-list="list2397353920" text:style-name="L17">
        <text:list-item>
          <text:p text:style-name="P160"><text:bookmark text:name="user-content-m1-vs-rest-of-brain"/><text:span text:style-name="T38">The majority (or largest minority) of TMS has been done on the motor cortex. But the m</text:span><text:span text:style-name="T37">ajority of </text:span><text:span text:style-name="T38">experimental </text:span><text:span text:style-name="T37">psychology studies </text:span><text:span text:style-name="T38">are </text:span><text:span text:style-name="Emphasis"><text:span text:style-name="T37">not</text:span></text:span><text:span text:style-name="T37"> </text:span><text:span text:style-name="T38">motor</text:span></text:p>
        </text:list-item>
        <text:list-item>
          <text:p text:style-name="P160"><text:span text:style-name="T39">H</text:span><text:span text:style-name="T37">ow do we generalize M1 protocols </text:span><text:span text:style-name="T39">to other brain areas</text:span><text:span text:style-name="T37">?</text:span></text:p>
        </text:list-item>
      </text:list>
      <text:p text:style-name="P169"><text:span text:style-name="T36"/></text:p>
      <text:h text:style-name="P175" text:outline-level="2"><text:span text:style-name="T59">Electromyography (EMG) versus</text:span> no EMG</text:h>
      <text:list xml:id="list3921654565" text:style-name="L15">
        <text:list-item>
          <text:p text:style-name="P161"><text:bookmark text:name="user-content-emg-vs-no-emg"/><text:span text:style-name="T38">The m</text:span><text:span text:style-name="T37">ajority of </text:span><text:span text:style-name="T38">experimental </text:span><text:span text:style-name="T37">psychology TMS studies do </text:span><text:span text:style-name="Emphasis"><text:span text:style-name="T37">not</text:span></text:span><text:span text:style-name="T37"> measure EMG, so how </text:span><text:span text:style-name="T38">should</text:span><text:span text:style-name="T37"> we adapt the methods </text:span><text:span text:style-name="T39">&amp;</text:span><text:span text:style-name="T38"> guidance from TMS studies that measure EMG?</text:span></text:p>
        </text:list-item>
        <text:list-item>
          <text:p text:style-name="P161"><text:span text:style-name="T39">How should we set stimulus i</text:span><text:span text:style-name="T37">ntensity </text:span><text:span text:style-name="T39">in the absence of EMG? Should we </text:span><text:span text:style-name="T37">set </text:span><text:span text:style-name="T39">it </text:span><text:span text:style-name="T37">relative to </text:span><text:span text:style-name="T39">motor </text:span><text:span text:style-name="T37">thresholds like </text:span><text:span text:style-name="T39">a visible </text:span><text:span text:style-name="T37">twitch or </text:span><text:span text:style-name="T39">at a </text:span><text:span text:style-name="T37">fixed </text:span><text:span text:style-name="T39">intensity</text:span><text:span text:style-name="T37">?</text:span></text:p>
        </text:list-item>
      </text:list>
      <text:p text:style-name="P158"/>
      <text:h text:style-name="P175" text:outline-level="2"><text:span text:style-name="T61">Magnetic resonance imaging (</text:span>MRI<text:span text:style-name="T61">)</text:span> v<text:span text:style-name="T61">ersu</text:span>s no MRI</text:h>
      <text:list xml:id="list2297002458" text:style-name="L16">
        <text:list-item>
          <text:p text:style-name="P162"><text:bookmark text:name="user-content-mri-vs-no-mri"/><text:span text:style-name="T39">The m</text:span><text:span text:style-name="T37">ajority of </text:span><text:span text:style-name="T39">experimental </text:span><text:span text:style-name="T37">psychology TMS studies do </text:span><text:span text:style-name="Emphasis"><text:span text:style-name="T37">not</text:span></text:span><text:span text:style-name="T37"> use MRI scans, so how do we adapt the methods </text:span><text:span text:style-name="T39">to follow guidance from TMS studies that use MRI?</text:span></text:p>
        </text:list-item>
        <text:list-item>
          <text:p text:style-name="P162"><text:span text:style-name="T37">e-Field modelling without individual MRI </text:span><text:span text:style-name="T45">scans</text:span><text:span text:style-name="T37"> - is it useful?</text:span></text:p>
        </text:list-item>
      </text:list>
      <text:p text:style-name="P116">TMS@40 Hackathon Briefing: <text:span text:style-name="T33">Experimental Design 2</text:span></text:p>
      <text:p text:style-name="P74"><text:span text:style-name="T27"/></text:p>
      <text:p text:style-name="P94"><text:span text:style-name="T64">How should TMS experiments be designed </text:span><text:span text:style-name="T65">when awake, behaving humans are participating? How do we remove </text:span><text:span text:style-name="T64">bias </text:span><text:span text:style-name="T65">&amp;</text:span><text:span text:style-name="T64"> confounds, ensure counterbalancing </text:span><text:span text:style-name="T66">&amp;</text:span><text:span text:style-name="T64"> randomisation, prevent order- &amp; learning-effects? </text:span><text:span text:style-name="T65">What is the ‘social psychology of the TMS experiment’ (</text:span><text:a xlink:type="simple" xlink:href="https://psycnet.apa.org/doi/10.1037/h0043424" text:style-name="Internet_20_link" text:visited-style-name="Visited_20_Internet_20_Link"><text:span text:style-name="T65">Orne, 1962</text:span></text:a><text:span text:style-name="T65">)?</text:span></text:p>
      <text:p text:style-name="P94"><text:span text:style-name="T65"/></text:p>
      <text:p text:style-name="P145"><text:span text:style-name="T57">EDIT</text:span><text:span text:style-name="T56"> THIS PAGE ONLY:</text:span></text:p>
      <text:p text:style-name="P145"><text:a xlink:type="simple" xlink:href="https://github.com/TMSMultiLab/TMSMultiLab/wiki/TMS@40_Experimental_design_2" text:style-name="Internet_20_link" text:visited-style-name="Visited_20_Internet_20_Link"><text:span text:style-name="T56">https://github.com/TMSMultiLab/TMSMultiLab/wiki/TMS@40_Experimental_design_2</text:span></text:a></text:p>
      <text:h text:style-name="P178" text:outline-level="2"/>
      <text:h text:style-name="P178" text:outline-level="2"><text:span text:style-name="T68">TMS parameters</text:span></text:h>
      <text:list xml:id="list4240902773" text:style-name="L20">
        <text:list-item>
          <text:p text:style-name="P163"><text:bookmark text:name="user-content-stimulation-details"/><text:span text:style-name="T40">How do different TMS t</text:span><text:span text:style-name="T37">iming</text:span><text:span text:style-name="T40">s </text:span><text:span text:style-name="T37">relative to a stimulus </text:span><text:span text:style-name="T40">or response </text:span><text:span text:style-name="T37">change </text:span><text:span text:style-name="T40">participants’</text:span><text:span text:style-name="T37"> reaction</text:span><text:span text:style-name="T40">s</text:span><text:span text:style-name="T37"> to th</text:span><text:span text:style-name="T40">ose</text:span><text:span text:style-name="T37"> stimul</text:span><text:span text:style-name="T40">i? Does TMS shorten or lengthen reaction times? </text:span><text:span text:style-name="T41">Do </text:span><text:span text:style-name="T46">p</text:span><text:span text:style-name="T41">articipants wait until the last TMS pulse in a train </text:span><text:span text:style-name="T46">before responding</text:span><text:span text:style-name="T41">?</text:span></text:p>
        </text:list-item>
        <text:list-item>
          <text:p text:style-name="P164"><text:span text:style-name="T42">Do </text:span><text:span text:style-name="T43">participants</text:span><text:span text:style-name="T42"> try to predict the TMS? </text:span><text:span text:style-name="T40">How </text:span><text:span text:style-name="T44">do</text:span><text:span text:style-name="T40"> we set the i</text:span><text:span text:style-name="T37">ntervals between TMS pulses </text:span><text:span text:style-name="T40">to minimise </text:span><text:span text:style-name="T37">predict</text:span><text:span text:style-name="T40">ion of </text:span><text:span text:style-name="T37">the next TMS pulse?</text:span></text:p>
        </text:list-item>
        <text:list-item>
          <text:p text:style-name="P163"><text:span text:style-name="T50">When can we use b</text:span><text:span text:style-name="T47">lock </text:span><text:span text:style-name="T48">designs &amp; when must </text:span><text:span text:style-name="T49">the </text:span><text:span text:style-name="T48">conditions </text:span><text:span text:style-name="T49">of interest </text:span><text:span text:style-name="T48">be randomised?</text:span></text:p>
        </text:list-item>
        <text:list-item>
          <text:p text:style-name="P163"><text:span text:style-name="T48">What kinds of </text:span><text:span text:style-name="T47">TMS work on individual trial</text:span><text:span text:style-name="T48">s? Do some TMS effects build up over time?</text:span></text:p>
        </text:list-item>
        <text:list-item>
          <text:p text:style-name="P26"><text:span text:style-name="T74">H</text:span>ow does TMS change the behaviour we're trying to measure (regardless of <text:span text:style-name="T98">target </text:span>area)</text:p>
        </text:list-item>
        <text:list-item>
          <text:p text:style-name="P28">How does TMS intensity <text:span text:style-name="T99">&amp;</text:span>/or randomness affect our studies?</text:p>
        </text:list-item>
      </text:list>
      <text:h text:style-name="P170" text:outline-level="2">Control conditions</text:h>
      <text:list xml:id="list678005929" text:style-name="L18">
        <text:list-item>
          <text:p text:style-name="P138"><text:span text:style-name="T63">What counts as an adequate control for a TMS experiment? What are we controlling?</text:span></text:p>
        </text:list-item>
        <text:list-item>
          <text:p text:style-name="P138"><text:span text:style-name="T63">What does a c</text:span>ontrol site <text:span text:style-name="T63">control for?</text:span></text:p>
        </text:list-item>
        <text:list-item>
          <text:p text:style-name="P138"><text:span text:style-name="T63">What can </text:span>control conditions <text:span text:style-name="T63">control for? What kind of conditions are needed?</text:span></text:p>
        </text:list-item>
        <text:list-item>
          <text:p text:style-name="P138"><text:span text:style-name="T63">What kinds of ‘</text:span>sham’ <text:span text:style-name="T63">condition are there? What do they</text:span> control <text:span text:style-name="T63">for? How do we know?</text:span></text:p>
        </text:list-item>
        <text:list-item>
          <text:p text:style-name="P138"><text:span text:style-name="T63">Should we be single-blinding our participants? How do we ensure </text:span>single-blinding?</text:p>
        </text:list-item>
        <text:list-item>
          <text:p text:style-name="P138"><text:span text:style-name="T63">Should we be double-blinding our experimenters? I</text:span>s it possible <text:span text:style-name="T100">&amp; how do we ensure it</text:span>?</text:p>
        </text:list-item>
        <text:list-item>
          <text:p text:style-name="P140">How do we minimise ‘demand characteristics’? (i.e., when our participants ‘play the role’ of a participant <text:span text:style-name="T100">&amp;</text:span> adjust their responses according to what they think we want)</text:p>
        </text:list-item>
      </text:list>
      <text:h text:style-name="P171" text:outline-level="2"><text:span text:style-name="T67">Participant (dis)comfort</text:span></text:h>
      <text:list xml:id="list210229576418556" text:continue-numbering="true" text:style-name="L18">
        <text:list-item>
          <text:p text:style-name="P141">How do we ask participants to relax? How do these instructions affect the experiment?</text:p>
        </text:list-item>
        <text:list-item>
          <text:p text:style-name="P139"><text:span text:style-name="T63">How do we </text:span>measur<text:span text:style-name="T63">e participants’ perception of the TMS (annoyance, distraction)?</text:span></text:p>
        </text:list-item>
        <text:list-item>
          <text:p text:style-name="P142"><text:span text:style-name="T63">How does participant perception </text:span>differ for online v<text:span text:style-name="T63">ersu</text:span>s offline, <text:span text:style-name="T63">or other </text:span>TMS <text:span text:style-name="T63">protocols?</text:span></text:p>
        </text:list-item>
        <text:list-item>
          <text:p text:style-name="P143">What should we do (or not do) to minimise discomfort? <text:span text:style-name="T69">Decrease intensity? Move coil?</text:span></text:p>
        </text:list-item>
        <text:list-item>
          <text:p text:style-name="P143"><text:span text:style-name="T69">H</text:span><text:span text:style-name="T22">ow often should we be providing participants with breaks from tasks or stimulation?</text:span></text:p>
        </text:list-item>
        <text:list-item>
          <text:p text:style-name="P142">At what <text:span text:style-name="T77">level of discomfort</text:span> should TMS <text:span text:style-name="T77">studies</text:span> on healthy participants not continue?</text:p>
        </text:list-item>
      </text:list>
      <text:h text:style-name="P170" text:outline-level="2">Debriefing</text:h>
      <text:list xml:id="list2005511578" text:style-name="L19">
        <text:list-item>
          <text:p text:style-name="P144"><text:span text:style-name="T67">What should we regularly ask our participants about after a TMS study?</text:span></text:p>
        </text:list-item>
        <text:list-item>
          <text:p text:style-name="P144"><text:bookmark text:name="user-content-debriefing"/><text:span text:style-name="T67">Should we ask about their </text:span>tolerance for the stimulation? <text:span text:style-name="T67">How? A s</text:span>tandard questionnaire?</text:p>
        </text:list-item>
        <text:list-item>
          <text:p text:style-name="P144"><text:span text:style-name="T67">If we used a sham (or multiple TMS sites), did they d</text:span>etect the sham? <text:span text:style-name="T67">D</text:span>id blinding work?</text:p>
        </text:list-item>
      </text:list>
      <text:p text:style-name="P114">TMS@40 Hackathon Briefing: <text:span text:style-name="T34">Analysis 1</text:span></text:p>
      <text:p text:style-name="P16"/>
      <text:p text:style-name="P95">How should data from TMS experiments be <text:span text:style-name="T9">pre-processed</text:span> to minimise bias &amp; confounds, <text:span text:style-name="T74">to </text:span>ensure all relevant variance is modelled?</text:p>
      <text:p text:style-name="P16"/>
      <text:p text:style-name="P153"><text:span text:style-name="T56">EDIT THIS PAGE ONLY:</text:span></text:p>
      <text:p text:style-name="P153"><text:a xlink:type="simple" xlink:href="https://github.com/TMSMultiLab/TMSMultiLab/wiki/TMS@40_Analysis_1" text:style-name="Internet_20_link" text:visited-style-name="Visited_20_Internet_20_Link"><text:span text:style-name="T56">https://github.com/TMSMultiLab/TMSMultiLab/wiki/TMS@40_Analysis_1</text:span></text:a></text:p>
      <text:p text:style-name="P165"/>
      <text:p text:style-name="P165"/>
      <text:p text:style-name="P29">Pre-processing is the filtering, de-noising, ‘cleaning’ <text:span text:style-name="T101">&amp;</text:span> other processing that might be done to a dataset <text:span text:style-name="T1">before</text:span> any statistical analysis. It is often not fully-described in scientific papers, but may have substantial consequences for the statistical analysis stage.</text:p>
      <text:p text:style-name="P29"/>
      <text:p text:style-name="P102"><text:span text:style-name="T75">(Please avoid focusing on EMG data &amp; MEP analysis – this is covered by other papers &amp; research fields)</text:span></text:p>
      <text:p text:style-name="P20"/>
      <text:p text:style-name="P79">Measures</text:p>
      <text:list xml:id="list884654424" text:style-name="L22">
        <text:list-item>
          <text:p text:style-name="P104"><text:span text:style-name="T81">What do we need to record or measure </text:span><text:span text:style-name="T82">during the experiment </text:span><text:span text:style-name="T81">to </text:span><text:span text:style-name="T82">aid </text:span><text:span text:style-name="T81">pre-processing?</text:span></text:p>
        </text:list-item>
        <text:list-item>
          <text:p text:style-name="P104"><text:span text:style-name="T84">Do we need trial-by-trial TMS intensity, coil position, &amp; angles, or anything else?</text:span></text:p>
        </text:list-item>
      </text:list>
      <text:p text:style-name="P16"/>
      <text:p text:style-name="P76"><text:span text:style-name="T94">Modelling w</text:span>hat <text:span text:style-name="T94">went </text:span>wrong <text:span text:style-name="T94">during the experiment?</text:span></text:p>
      <text:list xml:id="list2786268187" text:style-name="L23">
        <text:list-item>
          <text:p text:style-name="P22"><text:span text:style-name="T75">If we have </text:span>coil position <text:span text:style-name="T94">or angle measures (whether </text:span>robot- <text:span text:style-name="T94">or manually-guided), do we use them </text:span>as <text:span text:style-name="T75">a </text:span>covariate? <text:span text:style-name="T75">At which level of the analysis? Or, do we set a fixed </text:span>threshold, <text:span text:style-name="T75">e.g., remove data when coil is &gt;5mm or &gt;10degrees away?</text:span></text:p>
        </text:list-item>
        <text:list-item>
          <text:p text:style-name="P38">If TMS intensity was increased or decreased (e.g., because of discomfort or missing responses), should we remove the data or include trial-by-trial level covariates?</text:p>
        </text:list-item>
      </text:list>
      <text:p text:style-name="P16"/>
      <text:p text:style-name="P79">Temporal filtering</text:p>
      <text:list xml:id="list502418359" text:style-name="L24">
        <text:list-item>
          <text:p text:style-name="P23"><text:span text:style-name="T75">Do we expect TMS responses to change over time, for example with arousal, alertness, learning, association, or plasticity? If yes, (how) do we model it?</text:span></text:p>
        </text:list-item>
        <text:list-item>
          <text:p text:style-name="P31">If temporal changes are of no <text:span text:style-name="T94">theoretical</text:span> interest, should we filter responses (RTs <text:span text:style-name="T94">or other</text:span> decisions), to remove these trends?</text:p>
        </text:list-item>
      </text:list>
      <text:p text:style-name="P16"/>
      <text:p text:style-name="P71">‘<text:span text:style-name="T75">Outlier’ removal</text:span></text:p>
      <text:list xml:id="list4292107022" text:style-name="L25">
        <text:list-item>
          <text:p text:style-name="P32">What is an ‘outlier’ <text:span text:style-name="T94">in TMS studies &amp;</text:span> why?</text:p>
        </text:list-item>
        <text:list-item>
          <text:p text:style-name="P33">When is it acceptable to delete data?</text:p>
        </text:list-item>
        <text:list-item>
          <text:p text:style-name="P33">What evidence do we need to <text:span text:style-name="T76">justify </text:span>delet<text:span text:style-name="T76">ing</text:span> a data-point?</text:p>
        </text:list-item>
        <text:list-item>
          <text:p text:style-name="P39">How should we document all these data removals?</text:p>
        </text:list-item>
      </text:list>
      <text:p text:style-name="P16"/>
      <text:p text:style-name="P79">‘Normalisation’ of data</text:p>
      <text:list xml:id="list718761532" text:style-name="L26">
        <text:list-item>
          <text:p text:style-name="P34">When it is appropriate to ‘normalise’ or ‘standardise’ data? (this could be as a ratio of a baseline measure per participant, or by using the standard normal distribution to convert to Z-scores)</text:p>
        </text:list-item>
        <text:list-item>
          <text:p text:style-name="P34">What are the consequences of <text:span text:style-name="T94">such </text:span>normalisation? <text:span text:style-name="T94">(e.g., for linear/non-linear effects)</text:span></text:p>
        </text:list-item>
        <text:list-item>
          <text:p text:style-name="P34">Should we always present both normalised <text:span text:style-name="T94">&amp;</text:span> raw data analysis <text:span text:style-name="T94">in our papers</text:span>?</text:p>
        </text:list-item>
      </text:list>
      <text:p text:style-name="P16"/>
      <text:p text:style-name="P80">Transformation of data</text:p>
      <text:list xml:id="list2847856479" text:style-name="L27">
        <text:list-item>
          <text:p text:style-name="P37">Researchers often desire ‘normally-distributed’ data. If we find non-normal (e.g., logarithmic, exponential, skewed, <text:span text:style-name="T94">or other</text:span>) data, what should we do?</text:p>
        </text:list-item>
        <text:list-item>
          <text:p text:style-name="P37">At what level of analysis should <text:span text:style-name="T94">any </text:span>transformation be applied? (raw data per participant, summary data across participants, or (as the stat<text:span text:style-name="T78">istic</text:span>s assume) only the residuals after the <text:span text:style-name="T79">full model is fit – if the latter, this is </text:span><text:span text:style-name="T10">Analysis 2...</text:span>)</text:p>
        </text:list-item>
      </text:list>
      <text:p text:style-name="P36"><text:soft-page-break/></text:p>
      <text:p text:style-name="P100">TMS@40 Hackathon Briefing: <text:span text:style-name="T34">Analysis 2</text:span></text:p>
      <text:p text:style-name="P19"/>
      <text:p text:style-name="P98">How should data from TMS experiments be <text:span text:style-name="T9">processed</text:span> to minimise bias &amp; confounds, <text:span text:style-name="T74">to </text:span>ensure all relevant variance <text:span text:style-name="T75">&amp; individual differences are modelled</text:span>?</text:p>
      <text:p text:style-name="P19"/>
      <text:p text:style-name="P154"><text:span text:style-name="T56">EDIT THIS PAGE ONLY:</text:span></text:p>
      <text:p text:style-name="P154"><text:a xlink:type="simple" xlink:href="https://github.com/TMSMultiLab/TMSMultiLab/wiki/TMS@40_Analysis_2" text:style-name="Internet_20_link" text:visited-style-name="Visited_20_Internet_20_Link"><text:span text:style-name="T56">https://github.com/TMSMultiLab/TMSMultiLab/wiki/TMS@40_Analysis_2</text:span></text:a></text:p>
      <text:p text:style-name="P167"/>
      <text:p text:style-name="P167"/>
      <text:p text:style-name="P29"><text:span text:style-name="T114">Statistical analysis (post</text:span>-processing<text:span text:style-name="T75">)</text:span> is the <text:span text:style-name="T75">final stage of analysis used to draw conclusions about the manipulations, sample &amp;/or population under study</text:span>. <text:span text:style-name="T75">It is usually the main focus of scientific reports.</text:span></text:p>
      <text:p text:style-name="P29"/>
      <text:p text:style-name="P103"><text:span text:style-name="T75">(Please avoid focusing on EMG data &amp; MEP analysis – this is covered by other papers &amp; research fields)</text:span></text:p>
      <text:p text:style-name="P21"/>
      <text:p text:style-name="P82">Individual differences</text:p>
      <text:list xml:id="list1102374390" text:style-name="L37">
        <text:list-item>
          <text:p text:style-name="P52">How do we distinguish between individual differences vs. just random variation?</text:p>
        </text:list-item>
        <text:list-item>
          <text:p text:style-name="P52"><text:span text:style-name="T75">What covariates should we include in our </text:span>analyses / w<text:span text:style-name="T75">hat should we be measuring?</text:span></text:p>
          <text:list>
            <text:list-item>
              <text:p text:style-name="P52"><text:span text:style-name="T75">sham effectiveness/detection</text:span></text:p>
            </text:list-item>
            <text:list-item>
              <text:p text:style-name="P52"><text:span text:style-name="T75">participant annoyance/discomfort/tolerance</text:span></text:p>
            </text:list-item>
            <text:list-item>
              <text:p text:style-name="P52"><text:span text:style-name="T75">e-field model parameters</text:span></text:p>
            </text:list-item>
            <text:list-item>
              <text:p text:style-name="P52"><text:span text:style-name="T75">TMS intensity;</text:span> motor thresholds</text:p>
            </text:list-item>
            <text:list-item>
              <text:p text:style-name="P52"><text:span text:style-name="T75">fatigue, time-of-day, sleep </text:span>status</text:p>
            </text:list-item>
            <text:list-item>
              <text:p text:style-name="P52"><text:span text:style-name="T26">caffeine </text:span>or other <text:span text:style-name="T26">recreational substances</text:span></text:p>
            </text:list-item>
            <text:list-item>
              <text:p text:style-name="P52"><text:span text:style-name="T26">experience of the subject in prior TMS experiments</text:span></text:p>
            </text:list-item>
            <text:list-item>
              <text:p text:style-name="P53">biometrics such as height, weight, age, sex, handedness</text:p>
            </text:list-item>
          </text:list>
        </text:list-item>
        <text:list-item>
          <text:p text:style-name="P52">Which of the <text:span text:style-name="T115">above</text:span> might (really) explain between-study differences <text:span text:style-name="T115">(</text:span>e.g. in meta-analyses<text:span text:style-name="T115">)</text:span>?</text:p>
        </text:list-item>
      </text:list>
      <text:p text:style-name="P30"/>
      <text:p text:style-name="P82"><text:span text:style-name="T26">Capturing </text:span>changes in TMS variables over time</text:p>
      <text:list xml:id="list3215882604" text:style-name="L38">
        <text:list-item>
          <text:p text:style-name="P112"><text:span text:style-name="T83">H</text:span><text:span text:style-name="T80">ow long do we expect TMS effects to last?</text:span></text:p>
        </text:list-item>
        <text:list-item>
          <text:p text:style-name="P111"><text:span text:style-name="T85">How do participants change in their responses to TMS over time?</text:span></text:p>
        </text:list-item>
        <text:list-item>
          <text:p text:style-name="P111"><text:span text:style-name="T85">Do participants ‘l</text:span><text:span text:style-name="T83">earn’ </text:span><text:span text:style-name="T85">to become good TMS participants? How do we measure that?</text:span></text:p>
        </text:list-item>
        <text:list-item>
          <text:p text:style-name="P111"><text:span text:style-name="T85">Are there ‘w</text:span><text:span text:style-name="T83">ashout’ periods </text:span><text:span text:style-name="T85">after TMS? What are the minimum times?</text:span></text:p>
        </text:list-item>
      </text:list>
      <text:p text:style-name="P30"/>
      <text:p text:style-name="P77">Stat<text:span text:style-name="T115">istics &amp; modelling</text:span></text:p>
      <text:list xml:id="list2361600910" text:style-name="L40">
        <text:list-item>
          <text:p text:style-name="P106"><text:span text:style-name="T86">With ratio </text:span><text:span text:style-name="T83">measures (</text:span><text:span text:style-name="T87">e.g., </text:span><text:span text:style-name="T83">conditioned / unconditioned </text:span><text:span text:style-name="T86">designs</text:span><text:span text:style-name="T83">), </text:span><text:span text:style-name="T87">how do we account for the consequences </text:span><text:span text:style-name="T86">of changing baselines or </text:span><text:span text:style-name="T83">denominators?</text:span></text:p>
        </text:list-item>
        <text:list-item>
          <text:p text:style-name="P106"><text:span text:style-name="T86">How do we account for the </text:span><text:span text:style-name="T83">dynamic range of responses </text:span><text:span text:style-name="T86">(e.g.,</text:span><text:span text:style-name="T83"> </text:span><text:span text:style-name="T88">where on </text:span><text:span text:style-name="T86">an </text:span><text:span text:style-name="T88">input-output </text:span><text:span text:style-name="T86">or psychophysical </text:span><text:span text:style-name="T88">curve a stimulation or response </text:span><text:span text:style-name="T86">or participant </text:span><text:span text:style-name="T88">is?</text:span></text:p>
        </text:list-item>
        <text:list-item>
          <text:p text:style-name="P106"><text:span text:style-name="T86">Should we all be </text:span><text:span text:style-name="T83">going beyond </text:span><text:span text:style-name="T86">standard methods like: </text:span><text:span text:style-name="T83">pre/post subtraction, ANOVA</text:span></text:p>
        </text:list-item>
        <text:list-item>
          <text:p text:style-name="P106"><text:span text:style-name="T86">Do we need to embrace </text:span><text:span text:style-name="T83">multi-level, unbalanced </text:span><text:span text:style-name="T86">designs</text:span><text:span text:style-name="T83">, nested </text:span><text:span text:style-name="T86">designs</text:span><text:span text:style-name="T83">, trial</text:span><text:span text:style-name="T86">-by-trial analyses?</text:span></text:p>
        </text:list-item>
      </text:list>
      <text:p text:style-name="P35"/>
      <text:p text:style-name="P82">Moving towards fully-open data &amp; code sharing</text:p>
      <text:list xml:id="list1731637503" text:style-name="L39">
        <text:list-item>
          <text:p text:style-name="P105"><text:span text:style-name="T86">What are the barriers to sharing our data &amp; code?</text:span></text:p>
        </text:list-item>
        <text:list-item>
          <text:p text:style-name="P105"><text:span text:style-name="T86">What first step(s) </text:span><text:span text:style-name="T83">can we </text:span><text:span text:style-name="T86">make to improve our </text:span><text:span text:style-name="T81">analysis pipelines?</text:span></text:p>
        </text:list-item>
      </text:list>
      <text:p text:style-name="P99"><text:soft-page-break/>TMS@40 Hackathon Briefing: <text:span text:style-name="T34">Reproducibility 1</text:span></text:p>
      <text:p text:style-name="P72"><text:span text:style-name="T27"/></text:p>
      <text:p text:style-name="P86"><text:span text:style-name="T16">After ~175 years of experimental psychology, what methods work &amp; what don’t? What lessons can be applied to the more recent history of TMS research? </text:span><text:span text:style-name="T116">This session focusses on </text:span><text:span text:style-name="T11">within-lab reproducibility</text:span><text:span text:style-name="T116">.</text:span></text:p>
      <text:p text:style-name="P72"><text:span text:style-name="T16"/></text:p>
      <text:p text:style-name="P146"><text:span text:style-name="T23">EDIT THIS PAGE ONLY:</text:span></text:p>
      <text:p text:style-name="P146"><text:a xlink:type="simple" xlink:href="https://github.com/TMSMultiLab/TMSMultiLab/wiki/TMS@40_Reproducibility_1" text:style-name="Internet_20_link" text:visited-style-name="Visited_20_Internet_20_Link"><text:span text:style-name="T23">https://github.com/TMSMultiLab/TMSMultiLab/wiki/TMS@40_Reproducibility_1</text:span></text:a></text:p>
      <text:p text:style-name="P166"><text:span text:style-name="T1"/></text:p>
      <text:p text:style-name="P166"><text:span text:style-name="T1"/></text:p>
      <text:p text:style-name="P166"><text:span text:style-name="T1"/></text:p>
      <text:p text:style-name="P83">What can (or do) you do to improve <text:span text:style-name="T24">within-person</text:span> reproducibility?</text:p>
      <text:list xml:id="list2387122761" text:style-name="L44">
        <text:list-item>
          <text:p text:style-name="P55">Are the same people tested multiple times?</text:p>
        </text:list-item>
        <text:list-item>
          <text:p text:style-name="P58">If we want to find changes from baseline, how many baseline measures do we need?</text:p>
        </text:list-item>
        <text:list-item>
          <text:p text:style-name="P55">Are datasets split into two (discovery &amp; test), e.g., during code development?</text:p>
        </text:list-item>
        <text:list-item>
          <text:p text:style-name="P55">What level(s) of within-person test-retest reliability are required?</text:p>
        </text:list-item>
        <text:list-item>
          <text:p text:style-name="P55">What do we do if test-retest reliability is too low <text:span text:style-name="T119">for our measures</text:span>?</text:p>
        </text:list-item>
      </text:list>
      <text:p text:style-name="P17"><text:span text:style-name="T1"/></text:p>
      <text:p text:style-name="P17"><text:span text:style-name="T1"/></text:p>
      <text:p text:style-name="P83">What can (or do) you do to improve <text:span text:style-name="T24">within-lab</text:span> reproducibility?</text:p>
      <text:list xml:id="list80548807" text:style-name="L41">
        <text:list-item>
          <text:p text:style-name="P54">Code review</text:p>
        </text:list-item>
        <text:list-item>
          <text:p text:style-name="P54">Split datasets into two (discovery &amp; test)</text:p>
        </text:list-item>
        <text:list-item>
          <text:p text:style-name="P54">Multiple analysers?</text:p>
        </text:list-item>
        <text:list-item>
          <text:p text:style-name="P54">Multiverse analysis?</text:p>
        </text:list-item>
        <text:list-item>
          <text:p text:style-name="P54">Replicate all experiments at least once?</text:p>
        </text:list-item>
      </text:list>
      <text:p text:style-name="P17"><text:span text:style-name="T1"/></text:p>
      <text:p text:style-name="P17"><text:span text:style-name="T1"/></text:p>
      <text:p text:style-name="P66"><text:span text:style-name="T4">What is the role of p</text:span><text:span text:style-name="T1">re-registration?</text:span></text:p>
      <text:list xml:id="list2551513465" text:style-name="L43">
        <text:list-item>
          <text:p text:style-name="P108"><text:span text:style-name="T90">D</text:span><text:span text:style-name="T91">oes TMS do this (enough)?</text:span></text:p>
        </text:list-item>
        <text:list-item>
          <text:p text:style-name="P107"><text:span text:style-name="T91">S</text:span><text:span text:style-name="T89">hould we be sharing experimental plans </text:span><text:span text:style-name="T92">before</text:span><text:span text:style-name="T89"> running the study?</text:span></text:p>
        </text:list-item>
        <text:list-item>
          <text:p text:style-name="P107"><text:span text:style-name="T89">Is TMSMultiLab a good place for sharing pre-experiment plans? If not, then where?</text:span></text:p>
        </text:list-item>
      </text:list>
      <text:p text:style-name="P24"><text:span text:style-name="T1"/></text:p>
      <text:p text:style-name="P67"><text:span text:style-name="T1"/></text:p>
      <text:p text:style-name="P67"><text:span text:style-name="T1">What are the challenges </text:span><text:span text:style-name="T5">of reproducibility</text:span><text:span text:style-name="T1">?</text:span></text:p>
      <text:list xml:id="list1313441780" text:style-name="L45">
        <text:list-item>
          <text:p text:style-name="P59">Resources such as time, money or participants?</text:p>
        </text:list-item>
        <text:list-item>
          <text:p text:style-name="P59">Journals, editors or conferences gate-keeping on ‘reproducibility’ work?</text:p>
        </text:list-item>
        <text:list-item>
          <text:p text:style-name="P59">Degree <text:span text:style-name="T120">regulations </text:span>or emplo<text:span text:style-name="T120">yer’s or grant’s</text:span> restrictions?</text:p>
        </text:list-item>
        <text:list-item>
          <text:p text:style-name="P63">Perception of reproducibility work by others? Who &amp; why?</text:p>
        </text:list-item>
      </text:list>
      <text:p text:style-name="P17"><text:span text:style-name="T1"/></text:p>
      <text:p text:style-name="P67"><text:span text:style-name="T1"/></text:p>
      <text:p text:style-name="P117">TMS@40 Hackathon Briefing: <text:span text:style-name="T34">Reproducibility 2</text:span></text:p>
      <text:p text:style-name="P75"><text:span text:style-name="T27"/></text:p>
      <text:p text:style-name="P87">After ~175 years of experimental psychology, what methods work &amp; what don’t? What lessons can be applied to the more recent history of TMS research? <text:span text:style-name="T116">This session focusses on </text:span><text:span text:style-name="T11">between-lab reproducibility</text:span><text:span text:style-name="T116">.</text:span></text:p>
      <text:p text:style-name="P75"><text:span text:style-name="T16"/></text:p>
      <text:p text:style-name="P147"><text:span text:style-name="T23">EDIT THIS PAGE ONLY:</text:span></text:p>
      <text:p text:style-name="P147"><text:a xlink:type="simple" xlink:href="https://github.com/TMSMultiLab/TMSMultiLab/wiki/TMS@40_Reproducibility_2" text:style-name="Internet_20_link" text:visited-style-name="Visited_20_Internet_20_Link"><text:span text:style-name="T23">https://github.com/TMSMultiLab/TMSMultiLab/wiki/TMS@40_Reproducibility_2</text:span></text:a></text:p>
      <text:p text:style-name="P19"><text:span text:style-name="T51"/></text:p>
      <text:p text:style-name="P19"><text:span text:style-name="T51"/></text:p>
      <text:p text:style-name="P84">What can (or do) you do to improve <text:span text:style-name="T24">between-lab</text:span> reproducibility?</text:p>
      <text:list xml:id="list1472560551" text:style-name="L42">
        <text:list-item>
          <text:p text:style-name="P56">Meta-analysis &amp; systematic review <text:span text:style-name="T24">before</text:span> experiments?</text:p>
        </text:list-item>
        <text:list-item>
          <text:p text:style-name="P56">Share code, <text:span text:style-name="T117">meta-data, </text:span>data &amp; materials?</text:p>
        </text:list-item>
        <text:list-item>
          <text:p text:style-name="P56">Use shared generic lab protocols (ethics, safety, screening, debrief)?</text:p>
        </text:list-item>
        <text:list-item>
          <text:p text:style-name="P56">Use shared specific lab protocols (protocols, software, hardware, configurations)?</text:p>
        </text:list-item>
        <text:list-item>
          <text:p text:style-name="P57">What specific things differ between labs?</text:p>
          <text:list>
            <text:list-item>
              <text:p text:style-name="P27">electrode <text:span text:style-name="T118">or stimulator </text:span>placement</text:p>
            </text:list-item>
            <text:list-item>
              <text:p text:style-name="P57">thresholding methods</text:p>
            </text:list-item>
            <text:list-item>
              <text:p text:style-name="P57">heuristics around TMS intensity, position, or other parameters</text:p>
            </text:list-item>
            <text:list-item>
              <text:p text:style-name="P57">different approaches to removing or selectively-reporting data</text:p>
            </text:list-item>
            <text:list-item>
              <text:p text:style-name="P57">cult-like behaviours in different labs: “<text:span text:style-name="T1">we always do visual inspection </text:span><text:span text:style-name="T7">of raw data</text:span>” <text:span text:style-name="T120">versus </text:span>“<text:span text:style-name="T1">we never do visual inspection</text:span>”</text:p>
            </text:list-item>
          </text:list>
        </text:list-item>
      </text:list>
      <text:p text:style-name="P68"><text:span text:style-name="T13"/></text:p>
      <text:p text:style-name="P68"><text:span text:style-name="T13"/></text:p>
      <text:p text:style-name="P68"><text:span text:style-name="T1">How to work out what matters?</text:span></text:p>
      <text:list xml:id="list2495545987" text:style-name="L49">
        <text:list-item>
          <text:p text:style-name="P60">Create a list of everything that <text:span text:style-name="T1">might </text:span>matter, see who agrees or what data exists?</text:p>
        </text:list-item>
        <text:list-item>
          <text:p text:style-name="P60">T<text:span text:style-name="T26">hings </text:span>that come up regularly: <text:span text:style-name="T26">time-of-day; hormone fluctuations; instructions given; posture/position; lighting…</text:span></text:p>
        </text:list-item>
        <text:list-item>
          <text:p text:style-name="P60">How do we know what was done if not everyone reports everything?</text:p>
        </text:list-item>
        <text:list-item>
          <text:p text:style-name="P60">Do we need to adopt comprehensive <text:span text:style-name="T26">reporting standards (e.g., </text:span><text:a xlink:type="simple" xlink:href="https://tms-rat.org/" text:style-name="Internet_20_link" text:visited-style-name="Visited_20_Internet_20_Link">https://</text:a><text:a xlink:type="simple" xlink:href="https://tms-rat.org/" text:style-name="Internet_20_link" text:visited-style-name="Visited_20_Internet_20_Link"><text:span text:style-name="T26">tms-rat.org</text:span></text:a><text:span text:style-name="T26">)</text:span></text:p>
        </text:list-item>
      </text:list>
      <text:p text:style-name="P25"/>
      <text:p text:style-name="P25"/>
      <text:p text:style-name="P68"><text:span text:style-name="T1">Reviewing / editing / </text:span><text:span text:style-name="T6">presenting at conferences</text:span></text:p>
      <text:list xml:id="list797259685" text:style-name="L50">
        <text:list-item>
          <text:p text:style-name="P61">How do we incorporate best-practice <text:span text:style-name="T26">when reviewing others' work?</text:span></text:p>
        </text:list-item>
        <text:list-item>
          <text:p text:style-name="P61"><text:span text:style-name="T26">W</text:span>hich journals are open to reporting null results, failures to replicate, or critique?</text:p>
        </text:list-item>
        <text:list-item>
          <text:p text:style-name="P64">Which meetings or conferences encourage open dialogue &amp; critique? Which stifle it?</text:p>
        </text:list-item>
      </text:list>
      <text:p text:style-name="P25"/>
      <text:p text:style-name="P25"/>
      <text:p text:style-name="P68"><text:span text:style-name="T1">What does a cumulative, theory-driven science of TMS look like?</text:span></text:p>
      <text:list xml:id="list3081169406" text:style-name="L51">
        <text:list-item>
          <text:p text:style-name="P62">When a (famous or popular) TMS method does not work, how do we respond?</text:p>
        </text:list-item>
        <text:list-item>
          <text:p text:style-name="P62">What level of evidence do we require for positive versus negative results?</text:p>
        </text:list-item>
        <text:list-item>
          <text:p text:style-name="P65">When do we end a line of research? When is more research <text:span text:style-name="T1">not</text:span> required?</text:p>
          <text:p text:style-name="P62"/>
        </text:list-item>
      </text:list>
      <text:p text:style-name="P25"><text:span text:style-name="T1"/></text:p>
      <text:p text:style-name="P16"/>
      <text:p text:style-name="P115">TMS@40 Hackathon Briefing: <text:span text:style-name="T72">Implementation 1</text:span></text:p>
      <text:p text:style-name="P73"><text:span text:style-name="T27"/></text:p>
      <text:p text:style-name="P96"><text:span text:style-name="T32">Assuming that we develop a series of agreements &amp; recommendations about how TMS experiments should be done, how do we make sure that change happens? This session focuses on what </text:span><text:span text:style-name="T12">TMSMultiLab members</text:span><text:span text:style-name="T32"> can do</text:span></text:p>
      <text:p text:style-name="P73"><text:span text:style-name="T16"/></text:p>
      <text:p text:style-name="P148"><text:span text:style-name="T23">EDIT THIS PAGE ONLY:</text:span></text:p>
      <text:p text:style-name="P148"><text:a xlink:type="simple" xlink:href="https://github.com/TMSMultiLab/TMSMultiLab/wiki/TMS@40_Implementation_1" text:style-name="Internet_20_link" text:visited-style-name="Visited_20_Internet_20_Link"><text:span text:style-name="T23">https://github.com/TMSMultiLab/TMSMultiLab/wiki/TMS@40_Implementation_1</text:span></text:a></text:p>
      <text:p text:style-name="P150"><text:span text:style-name="T21"/></text:p>
      <text:p text:style-name="P150"><text:span text:style-name="T21"/></text:p>
      <text:p text:style-name="P150"><text:span text:style-name="T21"/></text:p>
      <text:p text:style-name="P126"><text:span text:style-name="T2">What should TMSMultiLab do?</text:span></text:p>
      <text:list xml:id="list3314159690" text:style-name="L52">
        <text:list-item>
          <text:p text:style-name="P121"><text:span text:style-name="T32">S</text:span>haring data, meta-data, code &amp; materials?</text:p>
        </text:list-item>
        <text:list-item>
          <text:p text:style-name="P121">Monthly meetings (what topics, who will lead on them)?</text:p>
        </text:list-item>
        <text:list-item>
          <text:p text:style-name="P121">Hackathons (how often, what topics, how long and what commitment is needed)?</text:p>
        </text:list-item>
        <text:list-item>
          <text:p text:style-name="P121">Do we need to ‘formalise’ (e.g., find Officers to run TMSMultiLab for ~1-2 years at a time)</text:p>
        </text:list-item>
      </text:list>
      <text:p text:style-name="P119"><text:span text:style-name="T2"/></text:p>
      <text:p text:style-name="P119"><text:span text:style-name="T2"/></text:p>
      <text:p text:style-name="P129"><text:span text:style-name="T2">H</text:span><text:span text:style-name="T1">ow to acknowledge TMSMultiLab work?</text:span></text:p>
      <text:list xml:id="list3535025318" text:style-name="L55">
        <text:list-item>
          <text:p text:style-name="P123">Can we develop a standard (short!) wording for papers, grants, posters?</text:p>
        </text:list-item>
        <text:list-item>
          <text:p text:style-name="P123">Should TMSMultiLab be a group author? Do we need (eg) a gmail address for it?</text:p>
        </text:list-item>
        <text:list-item>
          <text:p text:style-name="P123">How do we assign authorship in multi-author work (e.g., for the <text:a xlink:type="simple" xlink:href="mailto:TMS@40" text:style-name="Internet_20_link" text:visited-style-name="Visited_20_Internet_20_Link"><text:span text:style-name="T70">TMS@40</text:span></text:a> paper!)</text:p>
        </text:list-item>
      </text:list>
      <text:p text:style-name="P119"><text:span text:style-name="T2"/></text:p>
      <text:p text:style-name="P119"><text:span text:style-name="T2"/></text:p>
      <text:p text:style-name="P129"><text:span text:style-name="T2">W</text:span><text:span text:style-name="T1">hat role does TMSMultiLab play in university teaching?</text:span></text:p>
      <text:list xml:id="list4188171742" text:style-name="L57">
        <text:list-item>
          <text:p text:style-name="P130"><text:span text:style-name="T32">C</text:span>an we develop across-lab undergraduate projects?</text:p>
        </text:list-item>
        <text:list-item>
          <text:p text:style-name="P130">Can we develop across-year undergraduate projects?</text:p>
        </text:list-item>
        <text:list-item>
          <text:p text:style-name="P130">Can we develop shared, standard teaching resources?</text:p>
        </text:list-item>
      </text:list>
      <text:p text:style-name="P119"><text:span text:style-name="T2"/></text:p>
      <text:p text:style-name="P119"><text:span text:style-name="T2"/></text:p>
      <text:p text:style-name="P128"><text:span text:style-name="T2">H</text:span><text:span text:style-name="T1">ow does TMSMultiLab maintain momentum?</text:span></text:p>
      <text:list xml:id="list588702138" text:style-name="L53">
        <text:list-item>
          <text:p text:style-name="P122">Where should we advertise or promote our work?</text:p>
        </text:list-item>
        <text:list-item>
          <text:p text:style-name="P124">Which social media should we use (<text:span text:style-name="T70">https://bsky.app/profile/tmsmultilab.bsky.social</text:span>)</text:p>
        </text:list-item>
        <text:list-item>
          <text:p text:style-name="P122">Which audiences should we try to attract? Which meetings, societies, or disciplines?</text:p>
        </text:list-item>
        <text:list-item>
          <text:p text:style-name="P122">Symposia or satellite events at other meetings – which events, when?</text:p>
        </text:list-item>
        <text:list-item>
          <text:p text:style-name="P124">Do we need videos, podcasts, blogs or other multimedia? Who will use them?</text:p>
        </text:list-item>
      </text:list>
      <text:p text:style-name="P119"><text:span text:style-name="T2"/></text:p>
      <text:p text:style-name="P119"><text:span text:style-name="T2"/></text:p>
      <text:p text:style-name="P129"><text:span text:style-name="T2">H</text:span><text:span text:style-name="T1">ow do we encourage researchers into using the (GitHub) resources?</text:span></text:p>
      <text:list xml:id="list3449510258" text:style-name="L56">
        <text:list-item>
          <text:p text:style-name="P125"><text:span text:style-name="T32">S</text:span>tart on the wiki; learn simple html (markdown) coding</text:p>
        </text:list-item>
        <text:list-item>
          <text:p text:style-name="P125">Promote the wiki as a simple guide to TMS methods</text:p>
        </text:list-item>
        <text:list-item>
          <text:p text:style-name="P125">Do we need a forum (to deal with queries, e.g., using Discourse)? Who will run it?</text:p>
        </text:list-item>
      </text:list>
      <text:p text:style-name="P120"><text:span text:style-name="T2"/></text:p>
      <text:p text:style-name="P120"><text:span text:style-name="T2"/></text:p>
      <text:p text:style-name="P127"><text:span text:style-name="T2">W</text:span><text:span text:style-name="T1">hat should everyone else (i.e., </text:span><text:span text:style-name="T8">those </text:span><text:span text:style-name="T1">not </text:span><text:span text:style-name="T8">in </text:span><text:span text:style-name="T1">TMSMultiLab) do?</text:span></text:p>
      <text:p text:style-name="P150"><text:span text:style-name="T21"/></text:p>
      <text:p text:style-name="P150"><text:span text:style-name="T21"/></text:p>
      <text:p text:style-name="P18"><text:span text:style-name="T2">How can we best ensure that TMS methods improve?</text:span></text:p>
      <text:p text:style-name="P18"><text:span text:style-name="T2"/></text:p>
      <text:p text:style-name="P18"><text:soft-page-break/><text:span text:style-name="T2">How can we ensure that guidance is implemented?</text:span></text:p>
      <text:p text:style-name="P18"><text:span text:style-name="T2"/></text:p>
      <text:p text:style-name="P18"><text:span text:style-name="T2">That consensus is put into practice?</text:span></text:p>
      <text:p text:style-name="P18"><text:span text:style-name="T2"/></text:p>
      <text:p text:style-name="P18"><text:span text:style-name="T2"/></text:p>
      <text:p text:style-name="P18"><text:span text:style-name="T2"><text:s text:c="4"/>SIPS</text:span></text:p>
      <text:p text:style-name="P18"><text:span text:style-name="T2"><text:s text:c="4"/>headlines to share after the workshop</text:span></text:p>
      <text:p text:style-name="P18"><text:span text:style-name="T2"/></text:p>
      <text:p text:style-name="P18"><text:span text:style-name="T2">tips 'n' tricks</text:span></text:p>
      <text:p text:style-name="P18"><text:span text:style-name="T2"/></text:p>
      <text:p text:style-name="P18"><text:span text:style-name="T2"><text:s text:c="4"/>exchange tips in a session, discussion [will be in practical session]</text:span></text:p>
      <text:p text:style-name="P18"><text:span text:style-name="T2"/></text:p>
      <text:p text:style-name="P18"><text:span text:style-name="T2"><text:s text:c="4"/>rapid fire 3-min presentation -&gt; then follow-up</text:span></text:p>
      <text:p text:style-name="P117">TMS@40 Hackathon Briefing: <text:span text:style-name="T72">Implementation 2</text:span></text:p>
      <text:p text:style-name="P75"><text:span text:style-name="T27"/></text:p>
      <text:p text:style-name="P97"><text:span text:style-name="T32">Assuming that we develop a series of agreements &amp; recommendations about how TMS experiments should be done, how do we make sure that change happens?</text:span></text:p>
      <text:p text:style-name="P75"><text:span text:style-name="T16"/></text:p>
      <text:p text:style-name="P149"><text:span text:style-name="T23">EDIT THIS PAGE ONLY:</text:span></text:p>
      <text:p text:style-name="P149"><text:a xlink:type="simple" xlink:href="https://github.com/TMSMultiLab/TMSMultiLab/wiki/TMS@40_Implementation_2" text:style-name="Internet_20_link" text:visited-style-name="Visited_20_Internet_20_Link"><text:span text:style-name="T23">https://github.com/TMSMultiLab/TMSMultiLab/wiki/TMS@40_Implementation_2</text:span></text:a></text:p>
      <text:p text:style-name="P151"><text:span text:style-name="T21"/></text:p>
      <text:p text:style-name="P151"><text:span text:style-name="T21"/></text:p>
      <text:p text:style-name="P19">…</text:p>
      <text:p text:style-name="P19"/>
      <text:p text:style-name="P19">…</text:p>
      <text:p text:style-name="P19"/>
      <text:p text:style-name="P19">…</text:p>
      <text:p text:style-name="P19"/>
      <text:p text:style-name="P19"><text:span text:style-name="T2">..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0066b3" style:font-name="Arial" fo:font-size="10pt" style:text-underline-style="solid" style:text-underline-width="auto" style:text-underline-color="font-color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https://github.com/TMSMultiLab/TMSMultiLab/blob/main/Meetings/2025_04_23_TMS%4040_Briefing.pdf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21T06:55:48.767004715</meta:creation-date>
    <dc:date>2025-04-21T21:02:27.267510567</dc:date>
    <meta:editing-duration>PT6H49M2S</meta:editing-duration>
    <meta:editing-cycles>109</meta:editing-cycles>
    <meta:generator>LibreOffice/6.0.7.3$Linux_X86_64 LibreOffice_project/00m0$Build-3</meta:generator>
    <meta:document-statistic meta:table-count="0" meta:image-count="0" meta:object-count="0" meta:page-count="11" meta:paragraph-count="269" meta:word-count="3202" meta:character-count="20004" meta:non-whitespace-character-count="17203"/>
  </office:meta>
</office:document-meta>
</file>